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S Mincho" svg:font-family="'MS Mincho'" style:font-family-generic="modern" style:font-pitch="fixed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Yu Mincho" svg:font-family="'Yu Mincho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ngXian" svg:font-family="DengXian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3.4625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3.4625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fo:margin-left="0in" table:align="left"/>
    </style:style>
    <style:style style:name="Table4.A" style:family="table-column">
      <style:table-column-properties style:column-width="3.4625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925in" fo:margin-left="0in" table:align="left"/>
    </style:style>
    <style:style style:name="Table5.A" style:family="table-column">
      <style:table-column-properties style:column-width="3.4625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B1" style:family="table-cell">
      <style:table-cell-properties fo:padding="0.0382in" fo:border="0.25pt solid #000000" style:writing-mode="lr-tb"/>
    </style:style>
    <style:style style:name="Table6" style:family="table">
      <style:table-properties style:width="6.925in" fo:margin-left="0in" table:align="left"/>
    </style:style>
    <style:style style:name="Table6.A" style:family="table-column">
      <style:table-column-properties style:column-width="3.4625in"/>
    </style:style>
    <style:style style:name="Table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6.B1" style:family="table-cell">
      <style:table-cell-properties fo:padding="0.0382in" fo:border="0.25pt solid #000000" style:writing-mode="lr-tb"/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925in" fo:margin-left="0in" table:align="left"/>
    </style:style>
    <style:style style:name="Table7.A" style:family="table-column">
      <style:table-column-properties style:column-width="3.4625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B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6.925in" fo:margin-left="0in" table:align="left"/>
    </style:style>
    <style:style style:name="Table8.A" style:family="table-column">
      <style:table-column-properties style:column-width="3.4625in"/>
    </style:style>
    <style:style style:name="Table8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382in" fo:border="0.25pt solid #000000" style:writing-mode="lr-tb"/>
    </style:style>
    <style:style style:name="Table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6.925in" fo:margin-left="0in" table:align="left"/>
    </style:style>
    <style:style style:name="Table9.A" style:family="table-column">
      <style:table-column-properties style:column-width="3.4625in"/>
    </style:style>
    <style:style style:name="Table9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9.B1" style:family="table-cell">
      <style:table-cell-properties fo:padding="0.0382in" fo:border="0.25pt solid #000000" style:writing-mode="lr-tb"/>
    </style:style>
    <style:style style:name="Table9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9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6.925in" fo:margin-left="0in" table:align="left"/>
    </style:style>
    <style:style style:name="Table10.A" style:family="table-column">
      <style:table-column-properties style:column-width="3.4625in"/>
    </style:style>
    <style:style style:name="Table10.A1" style:family="table-cell">
      <style:table-cell-properties fo:padding="0.0382in" fo:border="0.25pt solid #000000" style:writing-mode="lr-tb"/>
    </style:style>
    <style:style style:name="Table10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0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6.925in" fo:margin-left="0in" table:align="left"/>
    </style:style>
    <style:style style:name="Table11.A" style:family="table-column">
      <style:table-column-properties style:column-width="3.4625in"/>
    </style:style>
    <style:style style:name="Table1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382in" fo:border="0.25pt solid #000000" style:writing-mode="lr-tb"/>
    </style:style>
    <style:style style:name="Table1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6.925in" fo:margin-left="0in" table:align="left"/>
    </style:style>
    <style:style style:name="Table12.A" style:family="table-column">
      <style:table-column-properties style:column-width="3.4625in"/>
    </style:style>
    <style:style style:name="Table1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2.B1" style:family="table-cell">
      <style:table-cell-properties fo:padding="0.0382in" fo:border="0.25pt solid #000000" style:writing-mode="lr-tb"/>
    </style:style>
    <style:style style:name="Table1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6.925in" fo:margin-left="0in" table:align="left"/>
    </style:style>
    <style:style style:name="Table13.A" style:family="table-column">
      <style:table-column-properties style:column-width="3.4625in"/>
    </style:style>
    <style:style style:name="Table1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3.B1" style:family="table-cell">
      <style:table-cell-properties fo:padding="0.0382in" fo:border="0.25pt solid #000000" style:writing-mode="lr-tb"/>
    </style:style>
    <style:style style:name="Table1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6.925in" fo:margin-left="0in" table:align="left"/>
    </style:style>
    <style:style style:name="Table14.A" style:family="table-column">
      <style:table-column-properties style:column-width="3.4625in"/>
    </style:style>
    <style:style style:name="Table1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4.B1" style:family="table-cell">
      <style:table-cell-properties fo:padding="0.0382in" fo:border="0.25pt solid #000000" style:writing-mode="lr-tb"/>
    </style:style>
    <style:style style:name="Table1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4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4.10" style:family="table-row">
      <style:table-row-properties style:min-row-height="0.2986in" style:use-optimal-row-height="false"/>
    </style:style>
    <style:style style:name="Table15" style:family="table">
      <style:table-properties style:width="6.925in" fo:margin-left="0in" table:align="left"/>
    </style:style>
    <style:style style:name="Table15.A" style:family="table-column">
      <style:table-column-properties style:column-width="3.4625in"/>
    </style:style>
    <style:style style:name="Table1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0382in" fo:border="0.25pt solid #000000" style:writing-mode="lr-tb"/>
    </style:style>
    <style:style style:name="Table1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5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6.925in" fo:margin-left="0in" table:align="left"/>
    </style:style>
    <style:style style:name="Table16.A" style:family="table-column">
      <style:table-column-properties style:column-width="3.4625in"/>
    </style:style>
    <style:style style:name="Table1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6.B1" style:family="table-cell">
      <style:table-cell-properties fo:padding="0.0382in" fo:border="0.25pt solid #000000" style:writing-mode="lr-tb"/>
    </style:style>
    <style:style style:name="Table17" style:family="table">
      <style:table-properties style:width="6.925in" fo:margin-left="0in" table:align="left"/>
    </style:style>
    <style:style style:name="Table17.A" style:family="table-column">
      <style:table-column-properties style:column-width="3.4625in"/>
    </style:style>
    <style:style style:name="Table17.1" style:family="table-row">
      <style:table-row-properties style:min-row-height="0.2118in" style:use-optimal-row-height="false"/>
    </style:style>
    <style:style style:name="Table1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7.B1" style:family="table-cell">
      <style:table-cell-properties fo:padding="0.0382in" fo:border="0.25pt solid #000000" style:writing-mode="lr-tb"/>
    </style:style>
    <style:style style:name="Table1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7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8" style:family="table">
      <style:table-properties style:width="6.925in" fo:margin-left="0in" table:align="left"/>
    </style:style>
    <style:style style:name="Table18.A" style:family="table-column">
      <style:table-column-properties style:column-width="3.4625in"/>
    </style:style>
    <style:style style:name="Table18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8.B1" style:family="table-cell">
      <style:table-cell-properties fo:padding="0.0382in" fo:border="0.25pt solid #000000" style:writing-mode="lr-tb"/>
    </style:style>
    <style:style style:name="Table1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8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9" style:family="table">
      <style:table-properties style:width="6.925in" fo:margin-left="0in" table:align="left"/>
    </style:style>
    <style:style style:name="Table19.A" style:family="table-column">
      <style:table-column-properties style:column-width="3.4625in"/>
    </style:style>
    <style:style style:name="Table19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9.B1" style:family="table-cell">
      <style:table-cell-properties fo:padding="0.0382in" fo:border="0.25pt solid #000000" style:writing-mode="lr-tb"/>
    </style:style>
    <style:style style:name="Table19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9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0" style:family="table">
      <style:table-properties style:width="6.925in" fo:margin-left="0in" table:align="left"/>
    </style:style>
    <style:style style:name="Table20.A" style:family="table-column">
      <style:table-column-properties style:column-width="3.4625in"/>
    </style:style>
    <style:style style:name="Table20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0.B1" style:family="table-cell">
      <style:table-cell-properties fo:padding="0.0382in" fo:border="0.25pt solid #000000" style:writing-mode="lr-tb"/>
    </style:style>
    <style:style style:name="Table20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0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0.5" style:family="table-row">
      <style:table-row-properties style:min-row-height="0.0965in" style:use-optimal-row-height="false"/>
    </style:style>
    <style:style style:name="P1" style:family="paragraph" style:parent-style-name="Table_20_Contents">
      <style:paragraph-properties fo:text-align="center" style:justify-single-word="false"/>
      <style:text-properties style:font-name="American Typewriter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212121" style:font-name="American Typewriter"/>
    </style:style>
    <style:style style:name="P4" style:family="paragraph" style:parent-style-name="Table_20_Contents">
      <style:paragraph-properties fo:text-align="center" style:justify-single-word="false"/>
      <style:text-properties fo:color="#222222" style:font-name="American Typewriter"/>
    </style:style>
    <style:style style:name="P5" style:family="paragraph" style:parent-style-name="Table_20_Contents">
      <style:paragraph-properties fo:text-align="center" style:justify-single-word="false"/>
      <style:text-properties fo:color="#202122" style:font-name="American Typewriter" fo:language="ja" fo:country="JP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American Typewriter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American Typewriter" fo:language="en" fo:country="GB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American Typewriter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American Typewriter" fo:font-size="20pt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c9211e" style:font-name="American Typewriter"/>
    </style:style>
    <style:style style:name="P11" style:family="paragraph" style:parent-style-name="Table_20_Contents">
      <style:paragraph-properties fo:text-align="end" style:justify-single-word="false"/>
      <style:text-properties fo:color="#c9211e" style:font-name="American Typewriter" style:font-name-asian="Yu Mincho" style:language-asian="ja" style:country-asian="JP"/>
    </style:style>
    <style:style style:name="P12" style:family="paragraph" style:parent-style-name="Table_20_Contents">
      <style:paragraph-properties fo:text-align="end" style:justify-single-word="false"/>
      <style:text-properties fo:color="#c9211e" style:font-name="American Typewriter" fo:language="en" fo:country="GB" style:language-asian="ja" style:country-asian="JP"/>
    </style:style>
    <style:style style:name="P13" style:family="paragraph" style:parent-style-name="Table_20_Contents">
      <style:paragraph-properties fo:text-align="end" style:justify-single-word="false"/>
      <style:text-properties fo:color="#c9211e" style:font-name="American Typewriter" fo:language="en" fo:country="GB"/>
    </style:style>
    <style:style style:name="P14" style:family="paragraph" style:parent-style-name="Table_20_Contents">
      <style:paragraph-properties fo:text-align="end" style:justify-single-word="false"/>
      <style:text-properties fo:color="#c9211e" style:font-name="American Typewriter" style:language-asian="ja" style:country-asian="JP"/>
    </style:style>
    <style:style style:name="P15" style:family="paragraph" style:parent-style-name="Table_20_Contents">
      <style:paragraph-properties fo:text-align="center" style:justify-single-word="false"/>
      <style:text-properties fo:color="#c9211e" style:font-name="American Typewriter"/>
    </style:style>
    <style:style style:name="P16" style:family="paragraph" style:parent-style-name="Table_20_Contents">
      <style:paragraph-properties fo:text-align="end" style:justify-single-word="false"/>
      <style:text-properties fo:color="#c9211e" style:font-name="American Typewriter" fo:font-weight="bold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c9211e" style:font-name="Yu Mincho" style:font-name-asian="Yu Mincho" style:language-asian="ja" style:country-asian="JP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  <style:text-properties fo:language="en" fo:country="GB"/>
    </style:style>
    <style:style style:name="P20" style:family="paragraph" style:parent-style-name="Table_20_Contents">
      <style:paragraph-properties fo:text-align="end" style:justify-single-word="false"/>
      <style:text-properties fo:language="en" fo:country="GB" style:language-asian="ja" style:country-asian="JP"/>
    </style:style>
    <style:style style:name="P21" style:family="paragraph" style:parent-style-name="Table_20_Contents">
      <style:paragraph-properties fo:text-align="end" style:justify-single-word="false"/>
      <style:text-properties style:language-asian="ja" style:country-asian="JP"/>
    </style:style>
    <style:style style:name="P22" style:family="paragraph" style:parent-style-name="Standard">
      <style:paragraph-properties fo:text-align="center" style:justify-single-word="false"/>
      <style:text-properties style:font-name="American Typewriter"/>
    </style:style>
    <style:style style:name="P23" style:family="paragraph" style:parent-style-name="Table_20_Contents">
      <style:paragraph-properties fo:margin-left="0.4925in" fo:margin-right="0in" fo:text-align="end" style:justify-single-word="false" fo:text-indent="0in" style:auto-text-indent="false">
        <style:tab-stops/>
      </style:paragraph-properties>
    </style:style>
    <style:style style:name="P24" style:family="paragraph" style:parent-style-name="Table_20_Contents">
      <style:paragraph-properties fo:margin-left="0.4925in" fo:margin-right="0in" fo:text-align="end" style:justify-single-word="false" fo:text-indent="0in" style:auto-text-indent="false">
        <style:tab-stops/>
      </style:paragraph-properties>
      <style:text-properties fo:color="#000000" style:font-name="American Typewriter" style:language-asian="ja" style:country-asian="JP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merican Typewriter"/>
    </style:style>
    <style:style style:name="T1" style:family="text">
      <style:text-properties fo:color="#202122" style:font-name="American Typewriter" fo:language="ja" fo:country="JP"/>
    </style:style>
    <style:style style:name="T2" style:family="text">
      <style:text-properties style:font-name="American Typewriter"/>
    </style:style>
    <style:style style:name="T3" style:family="text">
      <style:text-properties style:font-name="American Typewriter" style:font-name-asian="DengXian"/>
    </style:style>
    <style:style style:name="T4" style:family="text">
      <style:text-properties fo:color="#222222" style:font-name="American Typewriter"/>
    </style:style>
    <style:style style:name="T5" style:family="text">
      <style:text-properties fo:color="#c9211e" style:font-name="American Typewriter"/>
    </style:style>
    <style:style style:name="T6" style:family="text">
      <style:text-properties fo:color="#c9211e" style:font-name="American Typewriter" style:language-asian="ja" style:country-asian="JP"/>
    </style:style>
    <style:style style:name="T7" style:family="text">
      <style:text-properties fo:color="#c9211e" style:font-name="American Typewriter" fo:language="en" fo:country="GB"/>
    </style:style>
    <style:style style:name="T8" style:family="text">
      <style:text-properties fo:color="#c9211e" style:font-name="American Typewriter" fo:language="en" fo:country="GB" style:language-asian="ja" style:country-asian="JP"/>
    </style:style>
    <style:style style:name="T9" style:family="text">
      <style:text-properties fo:color="#c9211e" style:font-name="American Typewriter" style:font-name-asian="DengXian"/>
    </style:style>
    <style:style style:name="T10" style:family="text">
      <style:text-properties fo:color="#c9211e" style:font-name="Yu Mincho" style:font-name-asian="Yu Mincho" style:language-asian="ja" style:country-asian="JP"/>
    </style:style>
    <style:style style:name="T11" style:family="text">
      <style:text-properties fo:color="#c9211e" style:font-name="Segoe UI Symbol" style:font-name-asian="DengXian" style:font-name-complex="Segoe UI Symbol"/>
    </style:style>
    <style:style style:name="T12" style:family="text">
      <style:text-properties fo:color="#000000" style:font-name="American Typewriter"/>
    </style:style>
    <style:style style:name="T13" style:family="text">
      <style:text-properties style:language-asian="ja" style:country-asian="JP"/>
    </style:style>
    <style:style style:name="T14" style:family="text">
      <style:text-properties fo:language="en" fo:country="GB"/>
    </style:style>
    <style:style style:name="T15" style:family="text">
      <style:text-properties fo:color="#c00000" style:font-name="American Typewriter"/>
    </style:style>
    <style:style style:name="T16" style:family="text">
      <style:text-properties fo:color="#c00000" style:font-name="American Typewriter" style:font-name-asian="DengXian"/>
    </style:style>
    <style:style style:name="T17" style:family="text">
      <style:text-properties fo:color="#c00000" style:font-name="American Typewriter" officeooo:rsid="00066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Voice Cast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Maka Albarn</text:p>
          </table:table-cell>
          <table:table-cell table:style-name="Table1.B1" office:value-type="string">
            <text:p text:style-name="P1">Chiaki Omigawa</text:p>
          </table:table-cell>
        </table:table-row>
        <table:table-row>
          <table:table-cell table:style-name="Table1.A2" office:value-type="string">
            <text:p text:style-name="P1">Soul Evans</text:p>
          </table:table-cell>
          <table:table-cell table:style-name="Table1.B2" office:value-type="string">
            <text:p text:style-name="P2"><text:span text:style-name="Default_20_Paragraph_20_Font"><text:span text:style-name="T1">Koki</text:span></text:span><text:span text:style-name="Default_20_Paragraph_20_Font"><text:span text:style-name="T2"> Uchiyama</text:span></text:span></text:p>
          </table:table-cell>
        </table:table-row>
        <table:table-row>
          <table:table-cell table:style-name="Table1.A2" office:value-type="string">
            <text:p text:style-name="P3">Black☆Star</text:p>
          </table:table-cell>
          <table:table-cell table:style-name="Table1.B2" office:value-type="string">
            <text:p text:style-name="P1">Yumiko Kobayashi</text:p>
          </table:table-cell>
        </table:table-row>
        <table:table-row>
          <table:table-cell table:style-name="Table1.A2" office:value-type="string">
            <text:p text:style-name="P1">Tsubaki Nakatsukasa</text:p>
          </table:table-cell>
          <table:table-cell table:style-name="Table1.B2" office:value-type="string">
            <text:p text:style-name="P1">Kaori Nazuka</text:p>
          </table:table-cell>
        </table:table-row>
        <table:table-row>
          <table:table-cell table:style-name="Table1.A2" office:value-type="string">
            <text:p text:style-name="P1">Death the Kid</text:p>
          </table:table-cell>
          <table:table-cell table:style-name="Table1.B2" office:value-type="string">
            <text:p text:style-name="P1">Mamoru Miyano</text:p>
          </table:table-cell>
        </table:table-row>
        <table:table-row>
          <table:table-cell table:style-name="Table1.A2" office:value-type="string">
            <text:p text:style-name="P1">Liz Thompson</text:p>
          </table:table-cell>
          <table:table-cell table:style-name="Table1.B2" office:value-type="string">
            <text:p text:style-name="P1">Akeno Watanabe</text:p>
          </table:table-cell>
        </table:table-row>
        <table:table-row>
          <table:table-cell table:style-name="Table1.A2" office:value-type="string">
            <text:p text:style-name="P1">Patty Thompson</text:p>
          </table:table-cell>
          <table:table-cell table:style-name="Table1.B2" office:value-type="string">
            <text:p text:style-name="P1">Narumi Takahira</text:p>
          </table:table-cell>
        </table:table-row>
      </table:table>
      <text:p text:style-name="P22"/>
      <text:p text:style-name="P2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Lord Death</text:p>
          </table:table-cell>
          <table:table-cell table:style-name="Table2.B1" office:value-type="string">
            <text:p text:style-name="P1">Rikiya Koyama</text:p>
          </table:table-cell>
        </table:table-row>
        <table:table-row>
          <table:table-cell table:style-name="Table2.A2" office:value-type="string">
            <text:p text:style-name="P1">Spirit Albarn</text:p>
          </table:table-cell>
          <table:table-cell table:style-name="Table2.B2" office:value-type="string">
            <text:p text:style-name="P4">Tōru Okawa</text:p>
          </table:table-cell>
        </table:table-row>
        <table:table-row>
          <table:table-cell table:style-name="Table2.A2" office:value-type="string">
            <text:p text:style-name="P1">Franken Stein</text:p>
          </table:table-cell>
          <table:table-cell table:style-name="Table2.B2" office:value-type="string">
            <text:p text:style-name="P4">Yuya Uchida</text:p>
          </table:table-cell>
        </table:table-row>
        <table:table-row>
          <table:table-cell table:style-name="Table2.A2" office:value-type="string">
            <text:p text:style-name="P1">Sid Barrett</text:p>
          </table:table-cell>
          <table:table-cell table:style-name="Table2.B2" office:value-type="string">
            <text:p text:style-name="P1">Masafumi Kimura</text:p>
          </table:table-cell>
        </table:table-row>
        <table:table-row>
          <table:table-cell table:style-name="Table2.A2" office:value-type="string">
            <text:p text:style-name="P1">Medusa</text:p>
          </table:table-cell>
          <table:table-cell table:style-name="Table2.B2" office:value-type="string">
            <text:p text:style-name="P5">Hoko Kuwashima</text:p>
          </table:table-cell>
        </table:table-row>
        <table:table-row>
          <table:table-cell table:style-name="Table2.A2" office:value-type="string">
            <text:p text:style-name="P1">Eruka</text:p>
          </table:table-cell>
          <table:table-cell table:style-name="Table2.B2" office:value-type="string">
            <text:p text:style-name="P1">Misato Fukuen</text:p>
          </table:table-cell>
        </table:table-row>
        <table:table-row>
          <table:table-cell table:style-name="Table2.A2" office:value-type="string">
            <text:p text:style-name="P1">Blair</text:p>
          </table:table-cell>
          <table:table-cell table:style-name="Table2.B2" office:value-type="string">
            <text:p text:style-name="P2"><text:span text:style-name="Default_20_Paragraph_20_Font"><text:span text:style-name="T2">Emiri </text:span></text:span><text:span text:style-name="Default_20_Paragraph_20_Font"><text:span text:style-name="T1">Kato</text:span></text:span></text:p>
          </table:table-cell>
        </table:table-row>
        <table:table-row>
          <table:table-cell table:style-name="Table2.A2" office:value-type="string">
            <text:p text:style-name="P1">Ox Ford</text:p>
          </table:table-cell>
          <table:table-cell table:style-name="Table2.B2" office:value-type="string">
            <text:p text:style-name="P1">Hiroyuki Yoshino</text:p>
          </table:table-cell>
        </table:table-row>
      </table:table>
      <text:p text:style-name="P22"/>
      <text:p text:style-name="P2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">Ponera</text:p>
          </table:table-cell>
          <table:table-cell table:style-name="Table3.B1" office:value-type="string">
            <text:p text:style-name="P1">Sayori Ishizuka</text:p>
          </table:table-cell>
        </table:table-row>
        <table:table-row>
          <table:table-cell table:style-name="Table3.A2" office:value-type="string">
            <text:p text:style-name="P1">Grimoire</text:p>
          </table:table-cell>
          <table:table-cell table:style-name="Table3.B2" office:value-type="string">
            <text:p text:style-name="P1">Daisuke Kirii</text:p>
          </table:table-cell>
        </table:table-row>
        <table:table-row>
          <table:table-cell table:style-name="Table3.A2" office:value-type="string">
            <text:p text:style-name="P1">Nars Garnier</text:p>
          </table:table-cell>
          <table:table-cell table:style-name="Table3.B2" office:value-type="string">
            <text:p text:style-name="P1">Makoto Yasumura</text:p>
          </table:table-cell>
        </table:table-row>
        <table:table-row>
          <table:table-cell table:style-name="Table3.A2" office:value-type="string">
            <text:p text:style-name="P1">Alone</text:p>
          </table:table-cell>
          <table:table-cell table:style-name="Table3.B2" office:value-type="string">
            <text:p text:style-name="P1">Otoya Kawano</text:p>
          </table:table-cell>
        </table:table-row>
        <table:table-row>
          <table:table-cell table:style-name="Table3.A2" office:value-type="string">
            <text:p text:style-name="P1">Killbell</text:p>
          </table:table-cell>
          <table:table-cell table:style-name="Table3.B2" office:value-type="string">
            <text:p text:style-name="P1">Yasuhiko Kawazu</text:p>
          </table:table-cell>
        </table:table-row>
        <table:table-row>
          <table:table-cell table:style-name="Table3.A2" office:value-type="string">
            <text:p text:style-name="P1">Gigant</text:p>
          </table:table-cell>
          <table:table-cell table:style-name="Table3.B2" office:value-type="string">
            <text:p text:style-name="P2"><text:span text:style-name="Default_20_Paragraph_20_Font"><text:span text:style-name="T2">Kenichir</text:span></text:span><text:span text:style-name="Default_20_Paragraph_20_Font"><text:span text:style-name="T4">ō</text:span></text:span><text:span text:style-name="Default_20_Paragraph_20_Font"><text:span text:style-name="T2"> Matsuda</text:span></text:span></text:p>
          </table:table-cell>
        </table:table-row>
      </table:table>
      <text:p text:style-name="P22"/>
      <text:p text:style-name="P22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">Jack the Ripper</text:p>
          </table:table-cell>
          <table:table-cell table:style-name="Table4.B1" office:value-type="string">
            <text:p text:style-name="P5">Koichi Sakaguchi</text:p>
          </table:table-cell>
        </table:table-row>
        <table:table-row>
          <table:table-cell table:style-name="Table4.A2" office:value-type="string">
            <text:p text:style-name="P1">Sonson-J</text:p>
          </table:table-cell>
          <table:table-cell table:style-name="Table4.B2" office:value-type="string">
            <text:p text:style-name="P1">Ken Uo</text:p>
          </table:table-cell>
        </table:table-row>
        <table:table-row>
          <table:table-cell table:style-name="Table4.A2" office:value-type="string">
            <text:p text:style-name="P1">Rasputin</text:p>
          </table:table-cell>
          <table:table-cell table:style-name="Table4.B2" office:value-type="string">
            <text:p text:style-name="P5">Koichi Sakaguchi</text:p>
          </table:table-cell>
        </table:table-row>
        <table:table-row>
          <table:table-cell table:style-name="Table4.A2" office:value-type="string">
            <text:p text:style-name="P1">Enemy A</text:p>
          </table:table-cell>
          <table:table-cell table:style-name="Table4.B2" office:value-type="string">
            <text:p text:style-name="P1">Satoru Inoue</text:p>
          </table:table-cell>
        </table:table-row>
        <table:table-row>
          <table:table-cell table:style-name="Table4.A2" office:value-type="string">
            <text:p text:style-name="P1">Enemy B</text:p>
          </table:table-cell>
          <table:table-cell table:style-name="Table4.B2" office:value-type="string">
            <text:p text:style-name="P1">Hisafumi Oda</text:p>
          </table:table-cell>
        </table:table-row>
        <table:table-row>
          <table:table-cell table:style-name="Table4.A2" office:value-type="string">
            <text:p text:style-name="P1">Secretary Auntie</text:p>
          </table:table-cell>
          <table:table-cell table:style-name="Table4.B2" office:value-type="string">
            <text:p text:style-name="P1">Yasuko Hatori</text:p>
          </table:table-cell>
        </table:table-row>
      </table:table>
      <text:p text:style-name="P4"/>
      <text:p text:style-name="P4"/>
      <text:p text:style-name="P4"/>
      <text:p text:style-name="P4"><text:soft-page-break/></text:p>
      <text:p text:style-name="P4">Bones Staff</text:p>
      <text:p text:style-name="P4"/>
      <text:p text:style-name="P4">Sound Director</text:p>
      <text:p text:style-name="P4">Kazuhiro Wakabayashi</text:p>
      <text:p text:style-name="P4"/>
      <text:p text:style-name="P4">Assistant Sound Director</text:p>
      <text:p text:style-name="P4">Noboru Haraguchi</text:p>
      <text:p text:style-name="P4"/>
      <text:p text:style-name="P4">Sound Production Lead</text:p>
      <text:p text:style-name="P6">Nobue Yoshinaga</text:p>
      <text:p text:style-name="P4"/>
      <text:p text:style-name="P4">Sound Production</text:p>
      <text:p text:style-name="P4">Phonisia</text:p>
      <text:p text:style-name="P4"/>
      <text:p text:style-name="P4">Sound Effects</text:p>
      <text:p text:style-name="P4">Shizuo Kurahashi</text:p>
      <text:p text:style-name="P4"/>
      <text:p text:style-name="P4">Assistant Sound Effects</text:p>
      <text:p text:style-name="P4">Masafumi Watanabe</text:p>
      <text:p text:style-name="P4"/>
      <text:p text:style-name="P4">Sound Effects Production</text:p>
      <text:p text:style-name="P4">SOUND BOX</text:p>
      <text:p text:style-name="P4"/>
      <text:p text:style-name="P4">Audio Recording</text:p>
      <text:p text:style-name="P4">Michihiko Iwana</text:p>
      <text:p text:style-name="P4"/>
      <text:p text:style-name="P4">Assistant Audio Recording</text:p>
      <text:p text:style-name="P4">Fumie Ishikura</text:p>
      <text:p text:style-name="P4"/>
      <text:p text:style-name="P4">Audio Recording Studio</text:p>
      <text:p text:style-name="P4">Tokyo Television Center</text:p>
      <text:p text:style-name="P4"/>
      <text:p text:style-name="P4"/>
      <text:p text:style-name="P4"/>
      <text:p text:style-name="P4">Character Design</text:p>
      <text:p text:style-name="P4">Animation Director</text:p>
      <text:p text:style-name="P4">Yoshiyuki Ito</text:p>
      <text:p text:style-name="P4"/>
      <text:p text:style-name="P4">Concept Design</text:p>
      <text:p text:style-name="P4">Shinji Aramaki</text:p>
      <text:p text:style-name="P4"/>
      <text:p text:style-name="P4">Main Prop Design</text:p>
      <text:p text:style-name="P4">Takeshi Hoshino</text:p>
      <text:p text:style-name="P4"/>
      <text:p text:style-name="P4">Background Art Director</text:p>
      <text:p text:style-name="P4">Norifumi Nakamura</text:p>
      <text:p text:style-name="P4"/>
      <text:p text:style-name="P4"><text:soft-page-break/>Color Design</text:p>
      <text:p text:style-name="P4">Shihoko Nakayama</text:p>
      <text:p text:style-name="P4"/>
      <text:p text:style-name="P4"/>
      <text:p text:style-name="P4"/>
      <text:p text:style-name="P4">Insert Animation</text:p>
      <text:p text:style-name="P4"/>
      <text:p text:style-name="P4">Storyboard Director</text:p>
      <text:p text:style-name="P4">Hideto Komori</text:p>
      <text:p text:style-name="P4"/>
      <text:p text:style-name="P4">Wii-Exclusive Character Design</text:p>
      <text:p text:style-name="P4">Takahiro Komori</text:p>
      <text:p text:style-name="P4"/>
      <text:p text:style-name="P4">Animation Directors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">Takahiro Komori</text:p>
          </table:table-cell>
          <table:table-cell table:style-name="Table5.B1" office:value-type="string">
            <text:p text:style-name="P1">Tatsuo Nagai</text:p>
          </table:table-cell>
        </table:table-row>
      </table:table>
      <text:p text:style-name="P4"/>
      <text:p text:style-name="P4">Assistant Animation Director</text:p>
      <text:p text:style-name="P4">Kazumi Inadome</text:p>
      <text:p text:style-name="P4"/>
      <text:p text:style-name="P4">Animation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">Kazuto Nakazawa</text:p>
          </table:table-cell>
          <table:table-cell table:style-name="Table6.B1" office:value-type="string">
            <text:p text:style-name="P1">Takashi Hashimoto</text:p>
          </table:table-cell>
        </table:table-row>
        <table:table-row>
          <table:table-cell table:style-name="Table6.A2" office:value-type="string">
            <text:p text:style-name="P1">Satoshi Iwataki</text:p>
          </table:table-cell>
          <table:table-cell table:style-name="Table6.B2" office:value-type="string">
            <text:p text:style-name="P1">Tokuyuki Matsutake</text:p>
          </table:table-cell>
        </table:table-row>
        <table:table-row>
          <table:table-cell table:style-name="Table6.A2" office:value-type="string">
            <text:p text:style-name="P1">Tatsuya Oka</text:p>
          </table:table-cell>
          <table:table-cell table:style-name="Table6.B2" office:value-type="string">
            <text:p text:style-name="P1">Koichi Usami</text:p>
          </table:table-cell>
        </table:table-row>
        <table:table-row>
          <table:table-cell table:style-name="Table6.A2" office:value-type="string">
            <text:p text:style-name="P1">Takahiro Tanaka</text:p>
          </table:table-cell>
          <table:table-cell table:style-name="Table6.B2" office:value-type="string">
            <text:p text:style-name="P1">Jun Shibata</text:p>
          </table:table-cell>
        </table:table-row>
        <table:table-row>
          <table:table-cell table:style-name="Table6.A2" office:value-type="string">
            <text:p text:style-name="P1">Washikita Kyota</text:p>
          </table:table-cell>
          <table:table-cell table:style-name="Table6.B2" office:value-type="string">
            <text:p text:style-name="P1">Takashi Muratani</text:p>
          </table:table-cell>
        </table:table-row>
        <table:table-row>
          <table:table-cell table:style-name="Table6.A2" office:value-type="string">
            <text:p text:style-name="P1">Toshiharu Sugie</text:p>
          </table:table-cell>
          <table:table-cell table:style-name="Table6.B2" office:value-type="string">
            <text:p text:style-name="P1">Hiroyuki Ohkaji</text:p>
          </table:table-cell>
        </table:table-row>
        <table:table-row>
          <table:table-cell table:style-name="Table6.A2" office:value-type="string">
            <text:p text:style-name="P1">Takeshi Ninomiya</text:p>
          </table:table-cell>
          <table:table-cell table:style-name="Table6.B2" office:value-type="string">
            <text:p text:style-name="P1">Takao Hasegawa</text:p>
          </table:table-cell>
        </table:table-row>
        <table:table-row>
          <table:table-cell table:style-name="Table6.A2" office:value-type="string">
            <text:p text:style-name="P1">Motohiko Kurihara</text:p>
          </table:table-cell>
          <table:table-cell table:style-name="Table6.B2" office:value-type="string">
            <text:p text:style-name="P1">Raku Nishikimi</text:p>
          </table:table-cell>
        </table:table-row>
        <table:table-row>
          <table:table-cell table:style-name="Table6.A2" office:value-type="string">
            <text:p text:style-name="P1">Hitomi Takechi</text:p>
          </table:table-cell>
          <table:table-cell table:style-name="Table6.B2" office:value-type="string">
            <text:p text:style-name="P1">Tatsuya Tanaka</text:p>
          </table:table-cell>
        </table:table-row>
        <table:table-row>
          <table:table-cell table:style-name="Table6.A2" office:value-type="string">
            <text:p text:style-name="P1">Shoichi Funaki</text:p>
          </table:table-cell>
          <table:table-cell table:style-name="Table6.B2" office:value-type="string">
            <text:p text:style-name="P1">Yousuke Toyama</text:p>
          </table:table-cell>
        </table:table-row>
        <table:table-row>
          <table:table-cell table:style-name="Table6.A2" office:value-type="string">
            <text:p text:style-name="P1">Norifumi Shiro</text:p>
          </table:table-cell>
          <table:table-cell table:style-name="Table6.B2" office:value-type="string">
            <text:p text:style-name="P1">Tetsuya Wakano</text:p>
          </table:table-cell>
        </table:table-row>
      </table:table>
      <text:p text:style-name="P10">(Lord Death 0:56)</text:p>
      <text:p text:style-name="P18"><text:span text:style-name="Default_20_Paragraph_20_Font"><text:span text:style-name="T5">Yoooo! Sid, how’s it going at the lab♪?</text:span></text:span></text:p>
      <text:p text:style-name="P10">Everything back to normal?</text:p>
      <text:p text:style-name="P4">Second Key Animation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">Shingo Kurakari</text:p>
          </table:table-cell>
          <table:table-cell table:style-name="Table7.B1" office:value-type="string">
            <text:p text:style-name="P1">Kei Ajiki</text:p>
          </table:table-cell>
        </table:table-row>
        <table:table-row>
          <table:table-cell table:style-name="Table7.A2" office:value-type="string">
            <text:p text:style-name="P1">Shinji Itadaki</text:p>
          </table:table-cell>
          <table:table-cell table:style-name="Table7.B2" office:value-type="string">
            <text:p text:style-name="P1">Naoto Abe</text:p>
          </table:table-cell>
        </table:table-row>
        <table:table-row>
          <table:table-cell table:style-name="Table7.B2" table:number-columns-spanned="2" office:value-type="string">
            <text:p text:style-name="P1">LIBERTY</text:p>
          </table:table-cell>
          <table:covered-table-cell/>
        </table:table-row>
        <table:table-row>
          <table:table-cell table:style-name="Table7.B2" table:number-columns-spanned="2" office:value-type="string">
            <text:p text:style-name="P1">FRONTLINE</text:p>
          </table:table-cell>
          <table:covered-table-cell/>
        </table:table-row>
        <table:table-row>
          <table:table-cell table:style-name="Table7.B2" table:number-columns-spanned="2" office:value-type="string">
            <text:p text:style-name="P1">Yuhodo</text:p>
          </table:table-cell>
          <table:covered-table-cell/>
        </table:table-row>
        <table:table-row>
          <table:table-cell table:style-name="Table7.B2" table:number-columns-spanned="2" office:value-type="string">
            <text:p text:style-name="P1">Sakura Create</text:p>
          </table:table-cell>
          <table:covered-table-cell/>
        </table:table-row>
        <text:soft-page-break/>
        <table:table-row>
          <table:table-cell table:style-name="Table7.B2" table:number-columns-spanned="2" office:value-type="string">
            <text:p text:style-name="P1">Last House</text:p>
          </table:table-cell>
          <table:covered-table-cell/>
        </table:table-row>
        <table:table-row>
          <table:table-cell table:style-name="Table7.B2" table:number-columns-spanned="2" office:value-type="string">
            <text:p text:style-name="P1">Kurenaigumi</text:p>
          </table:table-cell>
          <table:covered-table-cell/>
        </table:table-row>
      </table:table>
      <text:p text:style-name="P10">(Sid 1:03)</text:p>
      <text:p text:style-name="P10">Yes. Repairs are in progress.</text:p>
      <text:p text:style-name="P2"><text:span text:style-name="Default_20_Paragraph_20_Font"><text:span text:style-name="T4">In-between Check</text:span></text:span></text:p>
      <text:p text:style-name="P4">Koichi Iwanaga</text:p>
      <text:p text:style-name="P10">(Spirit 1:06)</text:p>
      <text:p text:style-name="P18"><text:span text:style-name="Default_20_Paragraph_20_Font"><text:span text:style-name="T5">It's great we're taking our time to make sure it’s done right.</text:span></text:span></text:p>
      <text:p text:style-name="P10">But it means you can't do any of those weird experiments of yours.</text:p>
      <text:p text:style-name="P10">Isn’t that right, Stein?</text:p>
      <text:p text:style-name="P4">In-between Animation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">Keiko Atake</text:p>
          </table:table-cell>
          <table:table-cell table:style-name="Table8.B1" office:value-type="string">
            <text:p text:style-name="P1">Hiromi Masuko</text:p>
          </table:table-cell>
        </table:table-row>
        <table:table-row>
          <table:table-cell table:style-name="Table8.A2" office:value-type="string">
            <text:p text:style-name="P1">Keiko Oyama</text:p>
          </table:table-cell>
          <table:table-cell table:style-name="Table8.B2" office:value-type="string">
            <text:p text:style-name="P1">Yuu Takahashi</text:p>
          </table:table-cell>
        </table:table-row>
        <table:table-row>
          <table:table-cell table:style-name="Table8.B2" table:number-columns-spanned="2" office:value-type="string">
            <text:p text:style-name="P1">Bones Animation Department</text:p>
          </table:table-cell>
          <table:covered-table-cell/>
        </table:table-row>
        <table:table-row>
          <table:table-cell table:style-name="Table8.B2" table:number-columns-spanned="2" office:value-type="string">
            <text:p text:style-name="P1">Production I.G</text:p>
          </table:table-cell>
          <table:covered-table-cell/>
        </table:table-row>
        <table:table-row>
          <table:table-cell table:style-name="Table8.B2" table:number-columns-spanned="2" office:value-type="string">
            <text:p text:style-name="P1">Anime Torotoro</text:p>
          </table:table-cell>
          <table:covered-table-cell/>
        </table:table-row>
        <table:table-row>
          <table:table-cell table:style-name="Table8.B2" table:number-columns-spanned="2" office:value-type="string">
            <text:p text:style-name="P1">Tatsunoko Production</text:p>
          </table:table-cell>
          <table:covered-table-cell/>
        </table:table-row>
        <table:table-row>
          <table:table-cell table:style-name="Table8.B2" table:number-columns-spanned="2" office:value-type="string">
            <text:p text:style-name="P1">A.P.P.P.</text:p>
          </table:table-cell>
          <table:covered-table-cell/>
        </table:table-row>
        <table:table-row>
          <table:table-cell table:style-name="Table8.B2" table:number-columns-spanned="2" office:value-type="string">
            <text:p text:style-name="P1">Triple A</text:p>
          </table:table-cell>
          <table:covered-table-cell/>
        </table:table-row>
      </table:table>
      <text:p text:style-name="P4"/>
      <text:p text:style-name="P4">Wii-Exclusive Color Design</text:p>
      <text:p text:style-name="P4">Color Coordination – Final Inspection</text:p>
      <text:p text:style-name="P4">Yukari Goto</text:p>
      <text:p text:style-name="P10">(Stein 1:13)</text:p>
      <text:p text:style-name="P18"><text:span text:style-name="Default_20_Paragraph_20_Font"><text:span text:style-name="T5">Yes. After all, those kinds of experiments can honestly be done just about anywhere.</text:span></text:span></text:p>
      <text:p text:style-name="P10"/>
      <text:p text:style-name="P4">Assistant Final Inspection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">Shihoko Nakayama</text:p>
          </table:table-cell>
          <table:table-cell table:style-name="Table9.B1" office:value-type="string">
            <text:p text:style-name="P1">Kahori Sato</text:p>
          </table:table-cell>
        </table:table-row>
        <table:table-row>
          <table:table-cell table:style-name="Table9.A2" office:value-type="string">
            <text:p text:style-name="P1">Fumiko Tanaka</text:p>
          </table:table-cell>
          <table:table-cell table:style-name="Table9.B2" office:value-type="string">
            <text:p text:style-name="P1"/>
          </table:table-cell>
        </table:table-row>
      </table:table>
      <text:p text:style-name="P4"/>
      <text:p text:style-name="P4">Finishing Touches</text:p>
      <table:table table:name="Table10" table:style-name="Table10">
        <table:table-column table:style-name="Table10.A" table:number-columns-repeated="2"/>
        <table:table-row>
          <table:table-cell table:style-name="Table10.A1" table:number-columns-spanned="2" office:value-type="string">
            <text:p text:style-name="P1">Production I.G</text:p>
          </table:table-cell>
          <table:covered-table-cell/>
        </table:table-row>
        <table:table-row>
          <table:table-cell table:style-name="Table10.A2" office:value-type="string">
            <text:p text:style-name="P1">Mariko Shimokawa</text:p>
          </table:table-cell>
          <table:table-cell table:style-name="Table10.B2" office:value-type="string">
            <text:p text:style-name="P1">Emiki Ueno</text:p>
          </table:table-cell>
        </table:table-row>
        <table:table-row>
          <table:table-cell table:style-name="Table10.A2" office:value-type="string">
            <text:p text:style-name="P1">Yuri Okada</text:p>
          </table:table-cell>
          <table:table-cell table:style-name="Table10.B2" office:value-type="string">
            <text:p text:style-name="P1">Mika Sugawara</text:p>
          </table:table-cell>
        </table:table-row>
        <table:table-row>
          <table:table-cell table:style-name="Table10.A2" office:value-type="string">
            <text:p text:style-name="P1">Yuuko Fujita</text:p>
          </table:table-cell>
          <table:table-cell table:style-name="Table10.B2" office:value-type="string">
            <text:p text:style-name="P1">Kumiko Sato</text:p>
          </table:table-cell>
        </table:table-row>
        <table:table-row>
          <table:table-cell table:style-name="Table10.A2" office:value-type="string">
            <text:p text:style-name="P1">Yuka Takeda</text:p>
          </table:table-cell>
          <table:table-cell table:style-name="Table10.B2" office:value-type="string">
            <text:p text:style-name="P1">Sachiyo Mutou</text:p>
          </table:table-cell>
        </table:table-row>
        <table:table-row>
          <table:table-cell table:style-name="Table10.A2" office:value-type="string">
            <text:p text:style-name="P1">Sayoko Noda</text:p>
          </table:table-cell>
          <table:table-cell table:style-name="Table10.B2" office:value-type="string">
            <text:p text:style-name="P1">Katsumi Oshima</text:p>
          </table:table-cell>
        </table:table-row>
        <table:table-row>
          <table:table-cell table:style-name="Table10.A2" office:value-type="string">
            <text:p text:style-name="P1">Reika Yoneyama</text:p>
          </table:table-cell>
          <table:table-cell table:style-name="Table10.B2" office:value-type="string">
            <text:p text:style-name="P1">Fujiko Ohmori</text:p>
          </table:table-cell>
        </table:table-row>
        <table:table-row>
          <table:table-cell table:style-name="Table10.A2" office:value-type="string">
            <text:p text:style-name="P1">Mayumi Sato</text:p>
          </table:table-cell>
          <table:table-cell table:style-name="Table10.B2" office:value-type="string">
            <text:p text:style-name="P1"/>
          </table:table-cell>
        </table:table-row>
      </table:table>
      <text:p text:style-name="P10">(Spirit 1:19)</text:p>
      <text:p text:style-name="P10"><text:soft-page-break/>Huh?</text:p>
      <text:p text:style-name="P10">Hey!</text:p>
      <text:p text:style-name="P10">Y-You did something to me again, didn’t you!?</text:p>
      <text:p text:style-name="P10">Aaaah!</text:p>
      <text:p text:style-name="P6">Wish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1">Yoshiki Ito</text:p>
          </table:table-cell>
          <table:table-cell table:style-name="Table11.B1" office:value-type="string">
            <text:p text:style-name="P1">Atsuko Ito</text:p>
          </table:table-cell>
        </table:table-row>
        <table:table-row>
          <table:table-cell table:style-name="Table11.A2" office:value-type="string">
            <text:p text:style-name="P1">Naoko Sunahara</text:p>
          </table:table-cell>
          <table:table-cell table:style-name="Table11.B2" office:value-type="string">
            <text:p text:style-name="P1">Yoko Chiba</text:p>
          </table:table-cell>
        </table:table-row>
        <table:table-row>
          <table:table-cell table:style-name="Table11.A2" office:value-type="string">
            <text:p text:style-name="P1">Hiromi Mitome</text:p>
          </table:table-cell>
          <table:table-cell table:style-name="Table11.B2" office:value-type="string">
            <text:p text:style-name="P1">Junko Mochizuki</text:p>
          </table:table-cell>
        </table:table-row>
        <table:table-row>
          <table:table-cell table:style-name="Table11.A2" office:value-type="string">
            <text:p text:style-name="P1">Michiko Watanabe</text:p>
          </table:table-cell>
          <table:table-cell table:style-name="Table11.B2" office:value-type="string">
            <text:p text:style-name="P1">Marie Koga</text:p>
          </table:table-cell>
        </table:table-row>
        <table:table-row>
          <table:table-cell table:style-name="Table11.A2" office:value-type="string">
            <text:p text:style-name="P1">Yumi Fujiwara</text:p>
          </table:table-cell>
          <table:table-cell table:style-name="Table11.B2" office:value-type="string">
            <text:p text:style-name="P1">Yuu Takahashi</text:p>
          </table:table-cell>
        </table:table-row>
        <table:table-row>
          <table:table-cell table:style-name="Table11.A2" office:value-type="string">
            <text:p text:style-name="P1">Erika Tanaka</text:p>
          </table:table-cell>
          <table:table-cell table:style-name="Table11.B2" office:value-type="string">
            <text:p text:style-name="P1">Yuri Shiozawa</text:p>
          </table:table-cell>
        </table:table-row>
      </table:table>
      <text:p text:style-name="P10">(Lord Death 1:26)</text:p>
      <text:p text:style-name="P10">Look at those two.</text:p>
      <text:p text:style-name="P18"><text:span text:style-name="Default_20_Paragraph_20_Font"><text:span text:style-name="T5">Still the best of friends after all these years♪</text:span></text:span></text:p>
      <text:p text:style-name="P18"/>
      <text:p text:style-name="P6">Studio Elle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">Suzuka Ono</text:p>
          </table:table-cell>
          <table:table-cell table:style-name="Table12.B1" office:value-type="string">
            <text:p text:style-name="P1">Mika Tanba</text:p>
          </table:table-cell>
        </table:table-row>
        <table:table-row>
          <table:table-cell table:style-name="Table12.A2" office:value-type="string">
            <text:p text:style-name="P1">Risa Mimura</text:p>
          </table:table-cell>
          <table:table-cell table:style-name="Table12.B2" office:value-type="string">
            <text:p text:style-name="P1">Maiko Misaki</text:p>
          </table:table-cell>
        </table:table-row>
        <table:table-row>
          <table:table-cell table:style-name="Table12.A2" office:value-type="string">
            <text:p text:style-name="P1">Shizumi Sakai</text:p>
          </table:table-cell>
          <table:table-cell table:style-name="Table12.B2" office:value-type="string">
            <text:p text:style-name="P1">Michiko Kado</text:p>
          </table:table-cell>
        </table:table-row>
      </table:table>
      <text:p text:style-name="P6"/>
      <text:p text:style-name="P6"/>
      <text:p text:style-name="P6">Studio Fantasia</text:p>
      <text:p text:style-name="P6">Studio Road</text:p>
      <text:p text:style-name="P10">(Sid 1:33)</text:p>
      <text:p text:style-name="P11">But we can't assume that he will always remain the way he is.</text:p>
      <text:p text:style-name="P10"/>
      <text:p text:style-name="P6">Art Director/ Production Designer</text:p>
      <text:p text:style-name="P6">Hiroshi Ohno</text:p>
      <text:p text:style-name="P6"/>
      <text:p text:style-name="P6">Studio Fuga</text:p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1">Shunsuke Suzuki</text:p>
          </table:table-cell>
          <table:table-cell table:style-name="Table13.B1" office:value-type="string">
            <text:p text:style-name="P1">Emi Kitahara</text:p>
          </table:table-cell>
        </table:table-row>
        <table:table-row>
          <table:table-cell table:style-name="Table13.A2" office:value-type="string">
            <text:p text:style-name="P1">Yuho Akagami</text:p>
          </table:table-cell>
          <table:table-cell table:style-name="Table13.B2" office:value-type="string">
            <text:p text:style-name="P1">Kiyoshi Samejima</text:p>
          </table:table-cell>
        </table:table-row>
        <table:table-row>
          <table:table-cell table:style-name="Table13.A2" office:value-type="string">
            <text:p text:style-name="P1">Tatsuya Sasaki</text:p>
          </table:table-cell>
          <table:table-cell table:style-name="Table13.B2" office:value-type="string">
            <text:p text:style-name="P1">Sanae Terasawa</text:p>
          </table:table-cell>
        </table:table-row>
        <table:table-row>
          <table:table-cell table:style-name="Table13.A2" office:value-type="string">
            <text:p text:style-name="P1">Junko Shimada</text:p>
          </table:table-cell>
          <table:table-cell table:style-name="Table13.B2" office:value-type="string">
            <text:p text:style-name="P1">Taichi Toki</text:p>
          </table:table-cell>
        </table:table-row>
        <table:table-row>
          <table:table-cell table:style-name="Table13.A2" office:value-type="string">
            <text:p text:style-name="P1">Kumiko Ono</text:p>
          </table:table-cell>
          <table:table-cell table:style-name="Table13.B2" office:value-type="string">
            <text:p text:style-name="P1"/>
          </table:table-cell>
        </table:table-row>
      </table:table>
      <text:p text:style-name="P6"/>
      <text:p text:style-name="P6">Background Scan</text:p>
      <text:p text:style-name="P6">Scan Shop, Ltd.</text:p>
      <text:p text:style-name="P6">Hiroaki Sato</text:p>
      <text:p text:style-name="P10">(Lord Death 1:39)</text:p>
      <text:p text:style-name="P10">True♪ If I don't keep an eye on it, things could get ugly♪</text:p>
      <text:p text:style-name="P10"/>
      <text:p text:style-name="P6">Special Effects</text:p>
      <text:p text:style-name="P6"><text:soft-page-break/>Shin Inoie</text:p>
      <text:p text:style-name="P6"/>
      <text:p text:style-name="P6">Director of Photography</text:p>
      <text:p text:style-name="P6">Yohei Mitahara</text:p>
      <text:p text:style-name="P6"/>
      <text:p text:style-name="P6">Photography</text:p>
      <text:p text:style-name="P6">Bones Photography Department</text:p>
      <text:p text:style-name="P6">Tsuyoshi Kanbayashi</text:p>
      <text:p text:style-name="P6">Hikaru Fukuda</text:p>
      <text:p text:style-name="P6">Hitomi Fukuzawa</text:p>
      <text:p text:style-name="P6">Satomi Ryukaku</text:p>
      <text:p text:style-name="P6"/>
      <text:p text:style-name="P6">3D CGI</text:p>
      <text:p text:style-name="P6">Mayuko Furumoto</text:p>
      <text:p text:style-name="P6">Kota Sasaki</text:p>
      <text:p text:style-name="P6">Akiko Sasaoka</text:p>
      <text:p text:style-name="P6"/>
      <text:p text:style-name="P6">Fonts</text:p>
      <text:p text:style-name="P6">Hakusyu Fonts co. ltd</text:p>
      <text:p text:style-name="P6"/>
      <text:p text:style-name="P6">Editor</text:p>
      <text:p text:style-name="P6">Shigeru Nishiyama</text:p>
      <text:p text:style-name="P6"/>
      <text:p text:style-name="P6">Assistant Editor</text:p>
      <text:p text:style-name="P6">Kentaro Tsubone</text:p>
      <text:p text:style-name="P6"/>
      <text:p text:style-name="P6">Editing Studio</text:p>
      <text:p text:style-name="P6">REAL-T</text:p>
      <text:p text:style-name="P6"/>
      <text:p text:style-name="P6">HD Editor</text:p>
      <text:p text:style-name="P6">Junichi Arai</text:p>
      <text:p text:style-name="P6"/>
      <text:p text:style-name="P6">Assistant HD Editor</text:p>
      <text:p text:style-name="P6">Shinji Iriyama</text:p>
      <text:p text:style-name="P6"/>
      <text:p text:style-name="P6">HD Editing Studio</text:p>
      <text:p text:style-name="P6">Q-TEC</text:p>
      <text:p text:style-name="P18"><text:span text:style-name="Default_20_Paragraph_20_Font"><text:span text:style-name="T5">(Liz 1:57)</text:span></text:span></text:p>
      <text:p text:style-name="P18"><text:span text:style-name="Default_20_Paragraph_20_Font"><text:span text:style-name="T6">ん、あぁ～この間</text:span></text:span><text:span text:style-name="Default_20_Paragraph_20_Font"><text:span text:style-name="T7"> </text:span></text:span><text:span text:style-name="Default_20_Paragraph_20_Font"><text:span text:style-name="T8">魔女の騒ぎにやっと落ち着いたって感じだねぇ。</text:span></text:span></text:p>
      <text:p text:style-name="P18"><text:span text:style-name="Default_20_Paragraph_20_Font"><text:span text:style-name="T7">Mmmgh! </text:span></text:span><text:span text:style-name="Default_20_Paragraph_20_Font"><text:span text:style-name="T8">It seems like all that witch business has finally calmed down.</text:span></text:span></text:p>
      <text:p text:style-name="P18"/>
      <text:p text:style-name="P6">Production Assisstant</text:p>
      <text:p text:style-name="P6">Kazumi Kato</text:p>
      <text:p text:style-name="P10">(Tsubaki 2:02)</text:p>
      <text:p text:style-name="P18"><text:span text:style-name="Default_20_Paragraph_20_Font"><text:span text:style-name="T6">そうですね。いつもの死武専に</text:span></text:span><text:span text:style-name="Default_20_Paragraph_20_Font"><text:span text:style-name="T8">戻りましたね。</text:span></text:span></text:p>
      <text:p text:style-name="P12">You’re right. The DWMA is back to normal.</text:p>
      <text:p text:style-name="P7"/>
      <text:p text:style-name="P6"/>
      <text:p text:style-name="P6"><text:soft-page-break/></text:p>
      <text:p text:style-name="P6">Cut-in Character</text:p>
      <text:p text:style-name="P6"/>
      <text:p text:style-name="P6">Producer</text:p>
      <text:p text:style-name="P6">Takebumi Anzai</text:p>
      <text:p text:style-name="P6"/>
      <text:p text:style-name="P2"><text:span text:style-name="Default_20_Paragraph_20_Font"><text:span text:style-name="T12">Animation Director</text:span></text:span></text:p>
      <text:p text:style-name="P6">Takahiro Komori</text:p>
      <text:p text:style-name="P18"><text:span text:style-name="Default_20_Paragraph_20_Font"><text:span text:style-name="T5">(Patty 2:07)</text:span></text:span></text:p>
      <text:p text:style-name="P18"><text:span text:style-name="Default_20_Paragraph_20_Font"><text:span text:style-name="T8">え</text:span></text:span><text:span text:style-name="Default_20_Paragraph_20_Font"><text:span text:style-name="T6">ー　お祭りみたい</text:span></text:span><text:span text:style-name="Default_20_Paragraph_20_Font"><text:span text:style-name="T8">だ</text:span></text:span><text:span text:style-name="Default_20_Paragraph_20_Font"><text:span text:style-name="T6">楽しかったよ。もっと騒が</text:span></text:span><text:span text:style-name="Default_20_Paragraph_20_Font"><text:span text:style-name="T8">—</text:span></text:span></text:p>
      <text:p text:style-name="P12">Eh~ It was so fun, like a festival. I want more chaos! </text:p>
      <text:p text:style-name="P19"/>
      <text:p text:style-name="P6">Animation</text:p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1">Asako Aoki</text:p>
          </table:table-cell>
          <table:table-cell table:style-name="Table14.B1" office:value-type="string">
            <text:p text:style-name="P1">Naoto Abe</text:p>
          </table:table-cell>
        </table:table-row>
        <table:table-row>
          <table:table-cell table:style-name="Table14.A2" office:value-type="string">
            <text:p text:style-name="P1">Wataru Abe</text:p>
          </table:table-cell>
          <table:table-cell table:style-name="Table14.B2" office:value-type="string">
            <text:p text:style-name="P1">Takaaki Izumo</text:p>
          </table:table-cell>
        </table:table-row>
        <table:table-row>
          <table:table-cell table:style-name="Table14.A2" office:value-type="string">
            <text:p text:style-name="P1">Yae Outsuka</text:p>
          </table:table-cell>
          <table:table-cell table:style-name="Table14.B2" office:value-type="string">
            <text:p text:style-name="P1">Tatsuya Oka</text:p>
          </table:table-cell>
        </table:table-row>
        <table:table-row>
          <table:table-cell table:style-name="Table14.A2" office:value-type="string">
            <text:p text:style-name="P1">Hiro Kanzaki</text:p>
          </table:table-cell>
          <table:table-cell table:style-name="Table14.B2" office:value-type="string">
            <text:p text:style-name="P1">Toshihiro Kikuchi</text:p>
          </table:table-cell>
        </table:table-row>
        <table:table-row>
          <table:table-cell table:style-name="Table14.A2" office:value-type="string">
            <text:p text:style-name="P1">Satoru Kiyomaru</text:p>
          </table:table-cell>
          <table:table-cell table:style-name="Table14.B2" office:value-type="string">
            <text:p text:style-name="P1">Shiori Kudo</text:p>
          </table:table-cell>
        </table:table-row>
        <table:table-row>
          <table:table-cell table:style-name="Table14.A2" office:value-type="string">
            <text:p text:style-name="P1">Miyuki Gatou</text:p>
          </table:table-cell>
          <table:table-cell table:style-name="Table14.B2" office:value-type="string">
            <text:p text:style-name="P1">Kaori Komori</text:p>
          </table:table-cell>
        </table:table-row>
        <table:table-row>
          <table:table-cell table:style-name="Table14.A2" office:value-type="string">
            <text:p text:style-name="P1">Hideki Sadai</text:p>
          </table:table-cell>
          <table:table-cell table:style-name="Table14.B2" office:value-type="string">
            <text:p text:style-name="P1">Toshiharu Sugie</text:p>
          </table:table-cell>
        </table:table-row>
        <table:table-row>
          <table:table-cell table:style-name="Table14.A2" office:value-type="string">
            <text:p text:style-name="P1">Keiko Takano</text:p>
          </table:table-cell>
          <table:table-cell table:style-name="Table14.B2" office:value-type="string">
            <text:p text:style-name="P1">Tatsuro Nagai</text:p>
          </table:table-cell>
        </table:table-row>
        <table:table-row>
          <table:table-cell table:style-name="Table14.A2" office:value-type="string">
            <text:p text:style-name="P1">Eri Baba</text:p>
          </table:table-cell>
          <table:table-cell table:style-name="Table14.B2" office:value-type="string">
            <text:p text:style-name="P1">Satomi Higuchi</text:p>
          </table:table-cell>
        </table:table-row>
        <table:table-row table:style-name="Table14.10">
          <table:table-cell table:style-name="Table14.A2" office:value-type="string">
            <text:p text:style-name="P1">Yoshiya Yamamoto</text:p>
          </table:table-cell>
          <table:table-cell table:style-name="Table14.B2" office:value-type="string">
            <text:p text:style-name="P1">Eri Yuzuki</text:p>
          </table:table-cell>
        </table:table-row>
      </table:table>
      <text:p text:style-name="P10"/>
      <text:p text:style-name="P18"><text:span text:style-name="Default_20_Paragraph_20_Font"><text:span text:style-name="T5">(Black Star 2:11)</text:span></text:span></text:p>
      <text:p text:style-name="P12">うお！祭りと聞いちゃった、待ってられねェぞ。ひゃっはぁー！</text:p>
      <text:p text:style-name="P12">Oh! Did someone say festival? I can’t wait. Yahoo!</text:p>
      <text:p text:style-name="P6"/>
      <text:p text:style-name="P2"><text:span text:style-name="Default_20_Paragraph_20_Font"><text:span text:style-name="T12">Color Coordination/ Final Inspection<text:line-break/>Yukari Goto</text:span></text:span></text:p>
      <text:p text:style-name="P10">(Liz 2:15)</text:p>
      <text:p text:style-name="P14">わかった、わかった。って、お前はいつもをやろうだろう、ブラック☆スター！？</text:p>
      <text:p text:style-name="P14">Alright, alright.</text:p>
      <text:p text:style-name="P14">Wait, isn’t everything always a festival with you, <text:bookmark-start text:name="_Hlk60675425"/>Black☆Star<text:bookmark-end text:name="_Hlk60675425"/>!?</text:p>
      <text:p text:style-name="P14"/>
      <text:p text:style-name="P6">Finishing Touches<text:line-break/>Wish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1">Yoshiki Ito</text:p>
          </table:table-cell>
          <table:table-cell table:style-name="Table15.B1" office:value-type="string">
            <text:p text:style-name="P1">Atsuko Ito</text:p>
          </table:table-cell>
        </table:table-row>
        <table:table-row>
          <table:table-cell table:style-name="Table15.A2" office:value-type="string">
            <text:p text:style-name="P2"><text:span text:style-name="Default_20_Paragraph_20_Font"><text:span text:style-name="T2">Naoko Sunahara</text:span></text:span></text:p>
          </table:table-cell>
          <table:table-cell table:style-name="Table15.B2" office:value-type="string">
            <text:p text:style-name="P1">Yoko Chiba</text:p>
          </table:table-cell>
        </table:table-row>
        <table:table-row>
          <table:table-cell table:style-name="Table15.A2" office:value-type="string">
            <text:p text:style-name="P1">Hiromi Mitome</text:p>
          </table:table-cell>
          <table:table-cell table:style-name="Table15.B2" office:value-type="string">
            <text:p text:style-name="P1">Junko Mochizuki</text:p>
          </table:table-cell>
        </table:table-row>
        <table:table-row>
          <table:table-cell table:style-name="Table15.A2" office:value-type="string">
            <text:p text:style-name="P1">Michiko Watanabe</text:p>
          </table:table-cell>
          <table:table-cell table:style-name="Table15.B2" office:value-type="string">
            <text:p text:style-name="P1">Marie Koga</text:p>
          </table:table-cell>
        </table:table-row>
        <table:table-row>
          <table:table-cell table:style-name="Table15.A2" office:value-type="string">
            <text:p text:style-name="P1">Yumi Fujiwara</text:p>
          </table:table-cell>
          <table:table-cell table:style-name="Table15.B2" office:value-type="string">
            <text:p text:style-name="P1">Yuu Takahashi</text:p>
          </table:table-cell>
        </table:table-row>
        <text:soft-page-break/>
        <table:table-row>
          <table:table-cell table:style-name="Table15.A2" office:value-type="string">
            <text:p text:style-name="P1">Erika Tanaka</text:p>
          </table:table-cell>
          <table:table-cell table:style-name="Table15.B2" office:value-type="string">
            <text:p text:style-name="P1">Yuri Shiozawa</text:p>
          </table:table-cell>
        </table:table-row>
      </table:table>
      <text:p text:style-name="P8"/>
      <text:p text:style-name="P6"/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P1">Kahori Sato</text:p>
          </table:table-cell>
          <table:table-cell table:style-name="Table16.B1" office:value-type="string">
            <text:p text:style-name="P1">Yukari Goto</text:p>
          </table:table-cell>
        </table:table-row>
      </table:table>
      <text:p text:style-name="P10"/>
      <text:p text:style-name="P10"/>
      <text:p text:style-name="P10"/>
      <text:p text:style-name="P18"><text:span text:style-name="Default_20_Paragraph_20_Font"><text:span text:style-name="T5">(Patty 2:21)</text:span></text:span></text:p>
      <text:p text:style-name="P14">へへ、言えてる、えへへ</text:p>
      <text:p text:style-name="P12">Hehe, you said it, eheheh.</text:p>
      <text:p text:style-name="P15"/>
      <text:p text:style-name="P6">In-between Inspection</text:p>
      <text:p text:style-name="P6">Koichi Iwanagi</text:p>
      <text:p text:style-name="P6"/>
      <text:p text:style-name="P6">In-betweens</text:p>
      <text:p text:style-name="P6">Keiko Oyama</text:p>
      <text:p text:style-name="P10">(Soul 2:25)</text:p>
      <text:p text:style-name="P12">なぁ、マカ、デスサイズの奴、なんかあった？</text:p>
      <text:p text:style-name="P12">Hey, Maka, did something happen with Death Scythe?</text:p>
      <text:p text:style-name="P12"/>
      <text:p text:style-name="P6">Bones In-between Department</text:p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1">Mitsuko Kawasaki</text:p>
          </table:table-cell>
          <table:table-cell table:style-name="Table17.B1" office:value-type="string">
            <text:p text:style-name="P1">Iori Nonoshita</text:p>
          </table:table-cell>
        </table:table-row>
        <table:table-row>
          <table:table-cell table:style-name="Table17.A2" office:value-type="string">
            <text:p text:style-name="P1">Keiko Tamaki</text:p>
          </table:table-cell>
          <table:table-cell table:style-name="Table17.B2" office:value-type="string">
            <text:p text:style-name="P15"><text:s/>朴 秄英 Park Ja-Yeong</text:p>
          </table:table-cell>
        </table:table-row>
        <table:table-row>
          <table:table-cell table:style-name="Table17.A2" office:value-type="string">
            <text:p text:style-name="P1">Kenta Yokoya</text:p>
          </table:table-cell>
          <table:table-cell table:style-name="Table17.B2" office:value-type="string">
            <text:p text:style-name="P1">Miki Sakaibara</text:p>
          </table:table-cell>
        </table:table-row>
      </table:table>
      <text:p text:style-name="P10"/>
      <text:p text:style-name="P10">(Maka 2:29)</text:p>
      <text:p text:style-name="P14">え、パパが何？</text:p>
      <text:p text:style-name="P18"><text:span text:style-name="Default_20_Paragraph_20_Font"><text:span text:style-name="T8">Huh, what did Papa do?</text:span></text:span></text:p>
      <text:p text:style-name="P6"/>
      <text:p text:style-name="P6">Artland</text:p>
      <text:p text:style-name="P6">STUDIO MARK</text:p>
      <text:p text:style-name="P6">Takuranke</text:p>
      <text:p text:style-name="P6">Tatsunoko Production</text:p>
      <text:p text:style-name="P6">FRONTLINE</text:p>
      <text:p text:style-name="P6">Mook DLE</text:p>
      <text:p text:style-name="P6">Yuhodo</text:p>
      <text:p text:style-name="P10">(Soul 2:30)</text:p>
      <text:p text:style-name="P23"><text:span text:style-name="Default_20_Paragraph_20_Font"><text:span text:style-name="T8">いや、さき</text:span></text:span><text:span text:style-name="Default_20_Paragraph_20_Font"><text:span text:style-name="T6">変な声を上げて廊下を走ってたからよ。</text:span></text:span></text:p>
      <text:p text:style-name="P23"><text:span text:style-name="Default_20_Paragraph_20_Font"><text:span text:style-name="T6">No, it’s just that he was running through the halls making a weird noise earlier.</text:span></text:span></text:p>
      <text:p text:style-name="P23"/>
      <text:p text:style-name="P24"/>
      <text:p text:style-name="P6">Production Assistant</text:p>
      <text:p text:style-name="P6">Yuri Kumesawa</text:p>
      <text:p text:style-name="P18"><text:span text:style-name="Default_20_Paragraph_20_Font"><text:span text:style-name="T5">#(Patty 2:34)</text:span></text:span></text:p>
      <text:p text:style-name="P12">ああ、見た見た！ぎょえええ(?)って</text:p>
      <text:p text:style-name="P12"><text:soft-page-break/>Aaah, I saw that! It was like “guoooeee”~</text:p>
      <text:p text:style-name="P6"/>
      <text:p text:style-name="P6"/>
      <text:p text:style-name="P6">Animation Producer</text:p>
      <text:p text:style-name="P6">Masahiko Minami</text:p>
      <text:p text:style-name="P6">Yoshihiro Oyabu</text:p>
      <text:p text:style-name="P10">(Tsubaki 2:38)</text:p>
      <text:p text:style-name="P18"><text:span text:style-name="Default_20_Paragraph_20_Font"><text:span text:style-name="T6">私もそれ違うますよ。</text:span></text:span><text:span text:style-name="Default_20_Paragraph_20_Font"><text:span text:style-name="T5">シュタイン博士が</text:span></text:span><text:span text:style-name="Default_20_Paragraph_20_Font"><text:span text:style-name="T8">なんとかあった言ってましただけど、</text:span></text:span></text:p>
      <text:p text:style-name="P18"><text:span text:style-name="Default_20_Paragraph_20_Font"><text:span text:style-name="T8">I thought it was off too. Professor Stein was saying that he’d done something, but... 　</text:span></text:span></text:p>
      <text:p text:style-name="P18"/>
      <text:p text:style-name="P6">Setting Producer</text:p>
      <text:p text:style-name="P6">Tomonori Maeda</text:p>
      <text:p text:style-name="P6"/>
      <text:p text:style-name="P6">Literature Producer</text:p>
      <text:p text:style-name="P6">Yoneki Tsumura</text:p>
      <text:p text:style-name="P6"/>
      <text:p text:style-name="P6">Production Affairs</text:p>
      <text:p text:style-name="P6">Akiko Nikaido</text:p>
      <text:p text:style-name="P18"><text:span text:style-name="Default_20_Paragraph_20_Font"><text:span text:style-name="T5">(Liz 2:44)</text:span></text:span></text:p>
      <text:p text:style-name="P12">どうせまた博士の怪しげな実験を試されたんじゃないの。</text:p>
      <text:p text:style-name="P18"><text:span text:style-name="Default_20_Paragraph_20_Font"><text:span text:style-name="T8">I bet he was trying out some fishy experiments again, right?</text:span></text:span></text:p>
      <text:p text:style-name="P6"/>
      <text:p text:style-name="P6">Animation Production</text:p>
      <text:p text:style-name="P6">Bones</text:p>
      <text:p text:style-name="P6"/>
      <text:p text:style-name="P6"/>
      <text:p text:style-name="P6"/>
      <text:p text:style-name="P6">Supervisor</text:p>
      <text:p text:style-name="P6">Takuya Igarashi</text:p>
      <text:p text:style-name="P18"><text:span text:style-name="Default_20_Paragraph_20_Font"><text:span text:style-name="T5">(Maka 2:48)</text:span></text:span></text:p>
      <text:p text:style-name="P12">あ、もう知らない。</text:p>
      <text:p text:style-name="P12">Ahh, I don’t care anymore...</text:p>
      <text:p text:style-name="P6"/>
      <text:p text:style-name="P6"/>
      <text:p text:style-name="P6"/>
      <text:p text:style-name="P2"><text:span text:style-name="Default_20_Paragraph_20_Font"><text:span text:style-name="T12">GAME STAFF</text:span></text:span></text:p>
      <text:p text:style-name="P10">(Kid 2:51)</text:p>
      <text:p text:style-name="P18"><text:span text:style-name="Default_20_Paragraph_20_Font"><text:span text:style-name="T6">まったく、呑気だな</text:span></text:span><text:span text:style-name="Default_20_Paragraph_20_Font"><text:span text:style-name="T8"> </text:span></text:span><text:span text:style-name="Default_20_Paragraph_20_Font"><text:span text:style-name="T6">お前たちは</text:span></text:span></text:p>
      <text:p text:style-name="P12">Honestly, how carefree you are.</text:p>
      <text:p text:style-name="P12"/>
      <text:p text:style-name="P12">(Soul 2:55)</text:p>
      <text:p text:style-name="P12">どうした キッド</text:p>
      <text:p text:style-name="P12">What’s up, Kid?</text:p>
      <text:p text:style-name="P14"/>
      <text:p text:style-name="P6">VERMILION</text:p>
      <text:p text:style-name="P6"/>
      <text:p text:style-name="P6">Product Manager</text:p>
      <text:p text:style-name="P6">Kazuhiro Akuhira</text:p>
      <text:p text:style-name="P6"><text:soft-page-break/>Masao Izumi</text:p>
      <text:p text:style-name="P6"/>
      <text:p text:style-name="P6"/>
      <text:p text:style-name="P6">STUDIO ZAN</text:p>
      <text:p text:style-name="P6"/>
      <text:p text:style-name="P6">Technical Director</text:p>
      <text:p text:style-name="P6">Akira Sunaga</text:p>
      <text:p text:style-name="P10">(Liz 2:56)</text:p>
      <text:p text:style-name="P18"><text:span text:style-name="Default_20_Paragraph_20_Font"><text:span text:style-name="T8">ああ</text:span></text:span><text:span text:style-name="Default_20_Paragraph_20_Font"><text:span text:style-name="T6">、まだなんか気になってるのか</text:span></text:span></text:p>
      <text:p text:style-name="P17">出かけるときあんなにチェックしたじゃん　きっちりかっちり大丈夫だって</text:p>
      <text:p text:style-name="P18"><text:span text:style-name="Default_20_Paragraph_20_Font"><text:span text:style-name="T5">Ah, don’t tell me something</text:span></text:span><text:span text:style-name="Default_20_Paragraph_20_Font"><text:span text:style-name="T9">’</text:span></text:span><text:span text:style-name="Default_20_Paragraph_20_Font"><text:span text:style-name="T5">s bothering you again.</text:span></text:span></text:p>
      <text:p text:style-name="P10">After you did all those checks before we left...</text:p>
      <text:p text:style-name="P18"><text:span text:style-name="Default_20_Paragraph_20_Font"><text:span text:style-name="T5">You said it was everything was perfect, didn’t you!?</text:span></text:span></text:p>
      <text:p text:style-name="P6"/>
      <text:p text:style-name="P6">XAX ENTERTAINMENT INC.</text:p>
      <text:p text:style-name="P6"/>
      <text:p text:style-name="P6">Game Director</text:p>
      <text:p text:style-name="P6">Atsushi Ota</text:p>
      <text:p text:style-name="P6"/>
      <text:p text:style-name="P6">Planning</text:p>
      <text:p text:style-name="P6">Yasuhiro Wakai</text:p>
      <text:p text:style-name="P6">Akira Fujii</text:p>
      <text:p text:style-name="P6"><text:s/>Daisuke Fujisawa</text:p>
      <text:p text:style-name="P6">Yuya Sato</text:p>
      <text:p text:style-name="P10">(Kid 3:03)</text:p>
      <text:p text:style-name="P18"><text:span text:style-name="Default_20_Paragraph_20_Font"><text:span text:style-name="T6">いや、そうじゃない。あの魔女が言っていたこと</text:span></text:span><text:span text:style-name="Default_20_Paragraph_20_Font"><text:span text:style-name="T8">って　お前たち、気にならないのか</text:span></text:span></text:p>
      <text:p text:style-name="P12">No, that’s not it. It was something that witch said.</text:p>
      <text:p text:style-name="P18"><text:span text:style-name="Default_20_Paragraph_20_Font"><text:span text:style-name="T8">Didn’t it bother you?</text:span></text:span></text:p>
      <text:p text:style-name="P18"/>
      <text:p text:style-name="P2"><text:span text:style-name="Default_20_Paragraph_20_Font"><text:span text:style-name="T12">Scenario</text:span></text:span></text:p>
      <text:p text:style-name="P6"><text:s/>Katsuya Yamaji</text:p>
      <text:p text:style-name="P6">Atsushi Ota</text:p>
      <text:p text:style-name="P6"/>
      <text:p text:style-name="P6">Lead Programmer</text:p>
      <text:p text:style-name="P6"><text:s/>Hiromi Shiotani</text:p>
      <text:p text:style-name="P6"/>
      <text:p text:style-name="P6">Programming</text:p>
      <text:p text:style-name="P6">Akashi Kitanohara</text:p>
      <text:p text:style-name="P6"><text:s/>Akira Matsumoto</text:p>
      <text:p text:style-name="P6"><text:s/>Yasuyuki Nakayabu</text:p>
      <text:p text:style-name="P6"><text:s/>Atsu Takasugi</text:p>
      <text:p text:style-name="P6"/>
      <text:p text:style-name="P6">Script</text:p>
      <text:p text:style-name="P6"><text:s/>Kenichi Horita</text:p>
      <text:p text:style-name="P6">Tadahiko Nakamura</text:p>
      <text:p text:style-name="P10">(Maka 3:11)</text:p>
      <text:p text:style-name="P14">魔女が言っていたことって？</text:p>
      <text:p text:style-name="P12"><text:soft-page-break/>Something she said?</text:p>
      <text:p text:style-name="P2"><text:span text:style-name="Default_20_Paragraph_20_Font"><text:span text:style-name="T12">Character Modeling</text:span></text:span></text:p>
      <text:p text:style-name="P6"><text:s/>Yoshitaka Uchita</text:p>
      <text:p text:style-name="P6"><text:s/>Shuhei Akahane</text:p>
      <text:p text:style-name="P2"><text:span text:style-name="Default_20_Paragraph_20_Font"><text:span text:style-name="T5"><text:s/>許 金沛 Xu Jin Pei </text:span></text:span><text:span text:style-name="Default_20_Paragraph_20_Font"><text:span text:style-name="T12">(VERMILION)</text:span></text:span></text:p>
      <text:p text:style-name="P2"><text:span text:style-name="Default_20_Paragraph_20_Font"><text:span text:style-name="T5">李</text:span></text:span><text:span text:style-name="Default_20_Paragraph_20_Font"><text:span text:style-name="T9"> </text:span></text:span><text:span text:style-name="Default_20_Paragraph_20_Font"><text:span text:style-name="T5">亦文 Li Yiwen </text:span></text:span><text:span text:style-name="Default_20_Paragraph_20_Font"><text:span text:style-name="T12">(VERMILION)</text:span></text:span></text:p>
      <text:p text:style-name="P10">(Liz 3:13)</text:p>
      <text:p text:style-name="P14">なんか言ったっけ？</text:p>
      <text:p text:style-name="P12">What did she say, again?</text:p>
      <text:p text:style-name="P6">Character Animation</text:p>
      <text:p text:style-name="P6">Yukiko Kurinohara</text:p>
      <text:p text:style-name="P6">Shigemi Katsuragi</text:p>
      <text:p text:style-name="P6">Kaori Shimada</text:p>
      <text:p text:style-name="P6"><text:s/>Ken Tsumozuki</text:p>
      <text:p text:style-name="P10">(Patty 3:14)</text:p>
      <text:p text:style-name="P18"><text:span text:style-name="Default_20_Paragraph_20_Font"><text:span text:style-name="T5">キッド君</text:span></text:span><text:span text:style-name="Default_20_Paragraph_20_Font"><text:span text:style-name="T7"> </text:span></text:span><text:span text:style-name="Default_20_Paragraph_20_Font"><text:span text:style-name="T8">気にしすぎ。そうなんだった若は早すぎそう　へへへ</text:span></text:span></text:p>
      <text:p text:style-name="P18"><text:span text:style-name="Default_20_Paragraph_20_Font"><text:span text:style-name="T8">You worry too much, Kid. You’re gonna get old before your time, hahaha~ </text:span></text:span><text:span text:style-name="Default_20_Paragraph_20_Font"><text:span text:style-name="T13">　　</text:span></text:span></text:p>
      <text:p text:style-name="P19"/>
      <text:p text:style-name="P6">Map Design</text:p>
      <text:p text:style-name="P6"><text:s/>Satoshi Yamaguchi</text:p>
      <text:p text:style-name="P6">Ayu Kawamoto</text:p>
      <text:p text:style-name="P6">Shuhei Akahane</text:p>
      <text:p text:style-name="P6"><text:s/>Rairai Ei (VERMILION)</text:p>
      <text:p text:style-name="P6">Kono So (VERMILION)</text:p>
      <text:p text:style-name="P10">(Black Star 3:19)</text:p>
      <text:p text:style-name="P18"><text:span text:style-name="Default_20_Paragraph_20_Font"><text:span text:style-name="T6">なあー　俺様より目立</text:span></text:span><text:span text:style-name="Default_20_Paragraph_20_Font"><text:span text:style-name="T8">そうってこんなが--</text:span></text:span><text:span text:style-name="Default_20_Paragraph_20_Font"><text:span text:style-name="T6">　キッド！？</text:span></text:span></text:p>
      <text:p text:style-name="P12">What? Are you trying to out-rank me, Kid!? </text:p>
      <text:p text:style-name="P20"/>
      <text:p text:style-name="P6">Effects</text:p>
      <text:p text:style-name="P6"><text:s/>Ryouta Kurosawa</text:p>
      <text:p text:style-name="P10">(Tsubaki 3:22)</text:p>
      <text:p text:style-name="P18"><text:span text:style-name="Default_20_Paragraph_20_Font"><text:span text:style-name="T6">もう、</text:span></text:span><text:span text:style-name="Default_20_Paragraph_20_Font"><text:span text:style-name="T5">ブラック☆スター</text:span></text:span><text:span text:style-name="Default_20_Paragraph_20_Font"><text:span text:style-name="T6">やまて。</text:span></text:span></text:p>
      <text:p text:style-name="P14">それより、私も気になって、今回の事件は本当に終わったんでしょうか。</text:p>
      <text:p text:style-name="P18"><text:span text:style-name="Default_20_Paragraph_20_Font"><text:span text:style-name="T8">C</text:span></text:span><text:span text:style-name="Default_20_Paragraph_20_Font"><text:span text:style-name="T6">ome on, </text:span></text:span><text:bookmark-start text:name="_Hlk60675978"/><text:span text:style-name="Default_20_Paragraph_20_Font"><text:span text:style-name="T6">Black☆Star</text:span></text:span><text:bookmark-end text:name="_Hlk60675978"/><text:span text:style-name="Default_20_Paragraph_20_Font"><text:span text:style-name="T6">, that’s enough. 　</text:span></text:span><text:span text:style-name="Default_20_Paragraph_20_Font"><text:span text:style-name="T8">It’s bothering me too...</text:span></text:span></text:p>
      <text:p text:style-name="P12">Do you think it really is over?</text:p>
      <text:p text:style-name="P12"/>
      <text:p text:style-name="P6">Screen Design</text:p>
      <text:p text:style-name="P6">Naomi Meguro</text:p>
      <text:p text:style-name="P6"/>
      <text:p text:style-name="P6">2D Art and Image Board</text:p>
      <text:p text:style-name="P6">Hiroshi Uesawa</text:p>
      <text:p text:style-name="P6">Ryouta Kurosawa</text:p>
      <text:p text:style-name="P6"><text:s/>Kyoko Yamada</text:p>
      <text:p text:style-name="P6">Yuichi Hasegawa</text:p>
      <text:p text:style-name="P6"/>
      <text:p text:style-name="P6">Sound</text:p>
      <text:p text:style-name="P6"/>
      <text:p text:style-name="P6"><text:soft-page-break/>BGM Production</text:p>
      <text:p text:style-name="P6">Hisashi Kawamoto (VERMILION)</text:p>
      <text:p text:style-name="P10">(Black Star 3:30)</text:p>
      <text:p text:style-name="P18"><text:span text:style-name="Default_20_Paragraph_20_Font"><text:span text:style-name="T6">は？何言ってんだ　</text:span></text:span><text:span text:style-name="Default_20_Paragraph_20_Font"><text:span text:style-name="T5">椿</text:span></text:span><text:span text:style-name="Default_20_Paragraph_20_Font"><text:span text:style-name="T6">。魔女を倒したじゃねェか</text:span></text:span><text:span text:style-name="Default_20_Paragraph_20_Font"><text:span text:style-name="T8">。</text:span></text:span></text:p>
      <text:p text:style-name="P12">Huh? What are you talking about, Tsubaki.</text:p>
      <text:p text:style-name="P18"><text:span text:style-name="Default_20_Paragraph_20_Font"><text:span text:style-name="T8">We defeated the witch, didn’t we?</text:span></text:span></text:p>
      <text:p text:style-name="P18"/>
      <text:p text:style-name="P6">SE Production</text:p>
      <text:p text:style-name="P6">Hirotoshi Iue (VERMILION)</text:p>
      <text:p text:style-name="P6">Toshiaki Marukosu (VERMILION)</text:p>
      <text:p text:style-name="P6"/>
      <text:p text:style-name="P6"/>
      <text:p text:style-name="P10">(Tsubaki 3:35)</text:p>
      <text:p text:style-name="P18"><text:span text:style-name="Default_20_Paragraph_20_Font"><text:span text:style-name="T6">でも、ポネラは騙していた</text:span></text:span><text:span text:style-name="Default_20_Paragraph_20_Font"><text:span text:style-name="T8">、</text:span></text:span><text:span text:style-name="Default_20_Paragraph_20_Font"><text:span text:style-name="T6">グリモアって男に逃げられたままよ</text:span></text:span></text:p>
      <text:p text:style-name="P12">But, that Grimoire guy who was tricking Ponera got away. </text:p>
      <text:p text:style-name="P18"/>
      <text:p text:style-name="P6">T.M.Revolution</text:p>
      <text:p text:style-name="P6">“Soul’s crossing”</text:p>
      <text:p text:style-name="P6">lyrics: Akio Inoue <text:s/>Music and arrangement: Daisuke Asakura</text:p>
      <text:p text:style-name="P6"/>
      <text:p text:style-name="P6">T.M.Revolution is produced and performed entirely by Takanori Nishikawa</text:p>
      <text:p text:style-name="P6"/>
      <text:p text:style-name="P6">Mixing and Track Making by Daisuke Asakura at Einstein</text:p>
      <text:p text:style-name="P6">Recorded by Masatake Ohsato at ABS RECORDING</text:p>
      <text:p text:style-name="P10"/>
      <text:p text:style-name="P18"><text:span text:style-name="Default_20_Paragraph_20_Font"><text:span text:style-name="T5">(Soul 3:39)</text:span></text:span></text:p>
      <text:p text:style-name="P18"><text:span text:style-name="Default_20_Paragraph_20_Font"><text:span text:style-name="T6">そうだな。なん</text:span></text:span><text:span text:style-name="Default_20_Paragraph_20_Font"><text:span text:style-name="T8">か</text:span></text:span><text:span text:style-name="Default_20_Paragraph_20_Font"><text:span text:style-name="T6">スッキリしない気がするね。</text:span></text:span></text:p>
      <text:p text:style-name="P18"><text:span text:style-name="Default_20_Paragraph_20_Font"><text:span text:style-name="T8">Yeah. It doesn’t quite feel right.</text:span></text:span></text:p>
      <text:p text:style-name="P18"/>
      <text:p text:style-name="P6">Epic Records Japan Inc.</text:p>
      <text:p text:style-name="P6"/>
      <text:p text:style-name="P6">Sony Music Entertainment (Japan) Inc.</text:p>
      <text:p text:style-name="P6">Keichi Tomura</text:p>
      <text:p text:style-name="P6"/>
      <text:p text:style-name="P6"/>
      <text:p text:style-name="P6"/>
      <text:p text:style-name="P10">(Black Star 3:43)</text:p>
      <text:p text:style-name="P18"><text:span text:style-name="Default_20_Paragraph_20_Font"><text:span text:style-name="T6">は！心配するな。どんな野郎が来たってこの俺様が</text:span></text:span><text:span text:style-name="Default_20_Paragraph_20_Font"><text:span text:style-name="T5">ギタギタに</text:span></text:span><text:span text:style-name="Default_20_Paragraph_20_Font"><text:span text:style-name="T6">してやるぜ。</text:span></text:span></text:p>
      <text:p text:style-name="P18"><text:span text:style-name="Default_20_Paragraph_20_Font"><text:span text:style-name="T8">Ha! Don’t worry, no matter what kind of guys show up, I’ll make ‘em sorry. </text:span></text:span><text:span text:style-name="Default_20_Paragraph_20_Font"><text:span text:style-name="T14"><text:s text:c="2"/></text:span></text:span></text:p>
      <text:p text:style-name="P18"/>
      <text:p text:style-name="P6">SQUARE ENIX STAFF</text:p>
      <text:p text:style-name="P6"/>
      <text:p text:style-name="P6">Original Work</text:p>
      <text:p text:style-name="P6">Atsushi Okubo</text:p>
      <text:p text:style-name="P6">(Monthly Shonen Gangan Publication)</text:p>
      <text:p text:style-name="P6"/>
      <text:p text:style-name="P6">Production</text:p>
      <text:p text:style-name="P6"/>
      <text:p text:style-name="P6"><text:soft-page-break/>Producer</text:p>
      <text:p text:style-name="P6">Yoshinori Yamagishi</text:p>
      <text:p text:style-name="P6"/>
      <text:p text:style-name="P6">Assistant Producer</text:p>
      <text:p text:style-name="P6">Aki Kuniki</text:p>
      <text:p text:style-name="P18"><text:span text:style-name="Default_20_Paragraph_20_Font"><text:span text:style-name="T7">#</text:span></text:span><text:span text:style-name="Default_20_Paragraph_20_Font"><text:span text:style-name="T5">(Patty 3:50)</text:span></text:span></text:p>
      <text:p text:style-name="P18"><text:span text:style-name="Default_20_Paragraph_20_Font"><text:span text:style-name="T6">うわ、</text:span></text:span><text:span text:style-name="Default_20_Paragraph_20_Font"><text:span text:style-name="T5">ブラック☆スター</text:span></text:span><text:span text:style-name="Default_20_Paragraph_20_Font"><text:span text:style-name="T6">　いいぞ！いいぞはハンサム（？）だぞ</text:span></text:span></text:p>
      <text:p text:style-name="P18"><text:span text:style-name="Default_20_Paragraph_20_Font"><text:span text:style-name="T8">Wow,</text:span></text:span><text:span text:style-name="Default_20_Paragraph_20_Font"><text:span text:style-name="T14"> </text:span></text:span><text:span text:style-name="Default_20_Paragraph_20_Font"><text:span text:style-name="T6">Black☆Star, that’s awesome!</text:span></text:span><text:span text:style-name="Default_20_Paragraph_20_Font"><text:span text:style-name="T14"> <text:s/></text:span></text:span><text:span text:style-name="Default_20_Paragraph_20_Font"><text:span text:style-name="T6">You’re so cool!</text:span></text:span></text:p>
      <text:p text:style-name="P18"/>
      <text:p text:style-name="P6">Project Manager</text:p>
      <text:p text:style-name="P6">Mitsuko Toyama</text:p>
      <text:p text:style-name="P6"/>
      <text:p text:style-name="P6">Management Cooperation</text:p>
      <text:p text:style-name="P6">Chikashi Fujimoto</text:p>
      <text:p text:style-name="P6">Chie Susuki</text:p>
      <text:p text:style-name="P6"/>
      <text:p text:style-name="P18"><text:span text:style-name="Default_20_Paragraph_20_Font"><text:span text:style-name="T5">(Black Star 3:56)</text:span></text:span></text:p>
      <text:p text:style-name="P18"><text:span text:style-name="Default_20_Paragraph_20_Font"><text:span text:style-name="T6">うん！任せろう。</text:span></text:span><text:span text:style-name="Default_20_Paragraph_20_Font"><text:span text:style-name="T10">話がわかるじゃねェか　パティ</text:span></text:span></text:p>
      <text:p text:style-name="P18"><text:span text:style-name="Default_20_Paragraph_20_Font"><text:span text:style-name="T7">Leave it to me! You sure know what’s good, Patty!</text:span></text:span></text:p>
      <text:p text:style-name="P18"/>
      <text:p text:style-name="P6">Quality Assurance</text:p>
      <text:p text:style-name="P6"/>
      <text:p text:style-name="P6">General Manager</text:p>
      <text:p text:style-name="P6">Koji Yamashita</text:p>
      <text:p text:style-name="P10">(Liz 3:59)</text:p>
      <text:p text:style-name="P18"><text:span text:style-name="Default_20_Paragraph_20_Font"><text:span text:style-name="T5">パティ</text:span></text:span><text:span text:style-name="Default_20_Paragraph_20_Font"><text:span text:style-name="T6">　いい子だから</text:span></text:span><text:span text:style-name="Default_20_Paragraph_20_Font"><text:span text:style-name="T5">ブラック☆スター</text:span></text:span><text:span text:style-name="Default_20_Paragraph_20_Font"><text:span text:style-name="T6">じゃなくてお姉ちゃんと遊ぼうね</text:span></text:span></text:p>
      <text:p text:style-name="P18"><text:span text:style-name="Default_20_Paragraph_20_Font"><text:span text:style-name="T8">Patty, be a good girl and don’t bother with </text:span></text:span><text:span text:style-name="Default_20_Paragraph_20_Font"><text:span text:style-name="T6">Black☆Star but play with me, okay?</text:span></text:span></text:p>
      <text:p text:style-name="P6">Senior QA Manager</text:p>
      <text:p text:style-name="P6">Yukihiro Shibutani</text:p>
      <text:p text:style-name="P6"/>
      <text:p text:style-name="P6">QA Manager</text:p>
      <text:p text:style-name="P6">Hideyuki Kato</text:p>
      <text:p text:style-name="P6"/>
      <text:p text:style-name="P6">QA Coordinator</text:p>
      <text:p text:style-name="P6">Kenichiro Takahashi</text:p>
      <text:p text:style-name="P6"/>
      <text:p text:style-name="P6">QA Assistant Coordinator</text:p>
      <text:p text:style-name="P6">Akatsuki Hasegawa</text:p>
      <text:p text:style-name="P6"/>
      <text:p text:style-name="P6">QA Technical Engineer</text:p>
      <text:p text:style-name="P6">Kazuya Okamoto</text:p>
      <text:p text:style-name="P10">(Kid 4:06)</text:p>
      <text:p text:style-name="P14">うん、逃げた魔道師か　ちょっと調べてみたほうがいいかもしれないなぁ</text:p>
      <text:p text:style-name="P12">Yeah, the wizard who got away...</text:p>
      <text:p text:style-name="P18"><text:span text:style-name="Default_20_Paragraph_20_Font"><text:span text:style-name="T8">Maybe we should try following up on it.</text:span></text:span><text:span text:style-name="Default_20_Paragraph_20_Font"><text:span text:style-name="T14"> </text:span></text:span></text:p>
      <text:p text:style-name="P21"/>
      <text:p text:style-name="P18"/>
      <text:p text:style-name="P6"><text:soft-page-break/>QA Technical Assistant</text:p>
      <text:p text:style-name="P6">Noboru Taniguchi</text:p>
      <text:p text:style-name="P6"/>
      <text:p text:style-name="P6">Senior QA Tester</text:p>
      <text:p text:style-name="P6">Hajime Saito</text:p>
      <text:p text:style-name="P10">(Tsubaki 4:11)</text:p>
      <text:p text:style-name="P18"><text:span text:style-name="Default_20_Paragraph_20_Font"><text:span text:style-name="T6">そんな大げさにしないでください</text:span></text:span><text:span text:style-name="Default_20_Paragraph_20_Font"><text:span text:style-name="T8">ね。</text:span></text:span><text:span text:style-name="Default_20_Paragraph_20_Font"><text:span text:style-name="T6">私の思い過ごしですよ。きっと</text:span></text:span></text:p>
      <text:p text:style-name="P12">Please don’t make a big fuss about it.</text:p>
      <text:p text:style-name="P12">I’m sure it’s just me overthinking things.</text:p>
      <text:p text:style-name="P21"/>
      <text:p text:style-name="P6">QA Tester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">Yukiyoshi Arai</text:p>
          </table:table-cell>
          <table:table-cell table:style-name="Table18.B1" office:value-type="string">
            <text:p text:style-name="P1">Tadanori Inazawa</text:p>
          </table:table-cell>
        </table:table-row>
        <table:table-row>
          <table:table-cell table:style-name="Table18.A2" office:value-type="string">
            <text:p text:style-name="P1">Yuki Kobayashi</text:p>
          </table:table-cell>
          <table:table-cell table:style-name="Table18.B2" office:value-type="string">
            <text:p text:style-name="P1">Yuta Nishimura</text:p>
          </table:table-cell>
        </table:table-row>
        <table:table-row>
          <table:table-cell table:style-name="Table18.A2" office:value-type="string">
            <text:p text:style-name="P1">Komei Hagiwara</text:p>
          </table:table-cell>
          <table:table-cell table:style-name="Table18.B2" office:value-type="string">
            <text:p text:style-name="P1">Ramu Baba</text:p>
          </table:table-cell>
        </table:table-row>
        <table:table-row>
          <table:table-cell table:style-name="Table18.A2" office:value-type="string">
            <text:p text:style-name="P1">Kotomi Shizuka</text:p>
          </table:table-cell>
          <table:table-cell table:style-name="Table18.B2" office:value-type="string">
            <text:p text:style-name="P1">Shinya Okamoto</text:p>
          </table:table-cell>
        </table:table-row>
        <table:table-row>
          <table:table-cell table:style-name="Table18.A2" office:value-type="string">
            <text:p text:style-name="P1">Koji Kotani</text:p>
          </table:table-cell>
          <table:table-cell table:style-name="Table18.B2" office:value-type="string">
            <text:p text:style-name="P1">Moe Fujiki</text:p>
          </table:table-cell>
        </table:table-row>
        <table:table-row>
          <table:table-cell table:style-name="Table18.A2" office:value-type="string">
            <text:p text:style-name="P1">Yuko Morita</text:p>
          </table:table-cell>
          <table:table-cell table:style-name="Table18.B2" office:value-type="string">
            <text:p text:style-name="P1">Yuta Shiha</text:p>
          </table:table-cell>
        </table:table-row>
        <table:table-row>
          <table:table-cell table:style-name="Table18.A2" office:value-type="string">
            <text:p text:style-name="P1">Yuki Suetomi</text:p>
          </table:table-cell>
          <table:table-cell table:style-name="Table18.B2" office:value-type="string">
            <text:p text:style-name="P1">Jun Noguchi</text:p>
          </table:table-cell>
        </table:table-row>
        <table:table-row>
          <table:table-cell table:style-name="Table18.A2" office:value-type="string">
            <text:p text:style-name="P1">Yasuyuki Murakami</text:p>
          </table:table-cell>
          <table:table-cell table:style-name="Table18.B2" office:value-type="string">
            <text:p text:style-name="P1">Hiroe Murayama</text:p>
          </table:table-cell>
        </table:table-row>
        <table:table-row>
          <table:table-cell table:style-name="Table18.A2" office:value-type="string">
            <text:p text:style-name="P1">Yuko Yamaguchi</text:p>
          </table:table-cell>
          <table:table-cell table:style-name="Table18.B2" office:value-type="string">
            <text:p text:style-name="P1">Mari Yamazaki</text:p>
          </table:table-cell>
        </table:table-row>
        <table:table-row>
          <table:table-cell table:style-name="Table18.A2" office:value-type="string">
            <text:p text:style-name="P1">Daisuke Higuchi</text:p>
          </table:table-cell>
          <table:table-cell table:style-name="Table18.B2" office:value-type="string">
            <text:p text:style-name="P1">Mayumi Hosokawa</text:p>
          </table:table-cell>
        </table:table-row>
        <table:table-row>
          <table:table-cell table:style-name="Table18.A2" office:value-type="string">
            <text:p text:style-name="P1">Ringo Wachi</text:p>
          </table:table-cell>
          <table:table-cell table:style-name="Table18.B2" office:value-type="string">
            <text:p text:style-name="P1"/>
          </table:table-cell>
        </table:table-row>
      </table:table>
      <text:p text:style-name="P10"/>
      <text:p text:style-name="P10">(Maka 4:16)</text:p>
      <text:p text:style-name="P14">あ、そういえばもうすぐ試験だよ。</text:p>
      <text:p text:style-name="P10">Ah! Speaking of which, we have a test soon!</text:p>
      <text:p text:style-name="P6"/>
      <text:p text:style-name="P6">…and All QA Staff</text:p>
      <text:p text:style-name="P6"/>
      <text:p text:style-name="P6"/>
      <text:p text:style-name="P6"/>
      <text:p text:style-name="P6">Gangan Comics Editorial Department</text:p>
      <text:p text:style-name="P6"/>
      <text:p text:style-name="P6">Editor-in-Chief</text:p>
      <text:p text:style-name="P6">Takeshi Matsuzaki</text:p>
      <text:p text:style-name="P18"><text:span text:style-name="Default_20_Paragraph_20_Font"><text:span text:style-name="T5">(Tsubaki 4:20)</text:span></text:span></text:p>
      <text:p text:style-name="P18"><text:span text:style-name="Default_20_Paragraph_20_Font"><text:span text:style-name="T7">そうですね</text:span></text:span><text:span text:style-name="Default_20_Paragraph_20_Font"><text:span text:style-name="T8">。すっかり忘れてましたね。</text:span></text:span></text:p>
      <text:p text:style-name="P18"><text:span text:style-name="Default_20_Paragraph_20_Font"><text:span text:style-name="T5">Yeah. I totally forgot about it.</text:span></text:span></text:p>
      <text:p text:style-name="P13"/>
      <text:p text:style-name="P6">Lead Editor</text:p>
      <text:p text:style-name="P6">Noriaki Yumura</text:p>
      <text:p text:style-name="P6"/>
      <text:p text:style-name="P6">Takeshi Kashio</text:p>
      <text:p text:style-name="P18"><text:soft-page-break/><text:span text:style-name="Default_20_Paragraph_20_Font"><text:span text:style-name="T5">(Maka 4:23)</text:span></text:span></text:p>
      <text:p text:style-name="P13">今回の事件でバタバタしてたからちゃんと勉強できてないし。</text:p>
      <text:p text:style-name="P12">どうしよう？</text:p>
      <text:p text:style-name="P10">I couldn’t study properly because of all the running around.</text:p>
      <text:p text:style-name="P10">What am I gonna do?</text:p>
      <text:p text:style-name="P10"/>
      <text:p text:style-name="P2"><text:span text:style-name="Default_20_Paragraph_20_Font"><text:span text:style-name="T12">Crossmedia Operations Department</text:span></text:span></text:p>
      <text:p text:style-name="P6"/>
      <text:p text:style-name="P6">Nobuyuki Kurashige</text:p>
      <text:p text:style-name="P6"/>
      <text:p text:style-name="P2"><text:span text:style-name="Default_20_Paragraph_20_Font"><text:span text:style-name="T12">Property Rights Management Department</text:span></text:span></text:p>
      <text:p text:style-name="P6"/>
      <text:p text:style-name="P6">Sadashi Anan</text:p>
      <text:p text:style-name="P6"/>
      <text:p text:style-name="P6">General Publishing Department</text:p>
      <text:p text:style-name="P6"/>
      <text:p text:style-name="P6">Kenichi Abe</text:p>
      <text:p text:style-name="P6"/>
      <text:p text:style-name="P6">Publishing Sales Department</text:p>
      <text:p text:style-name="P10">(Kid 4:29)</text:p>
      <text:p text:style-name="P10">同氏の日頃の努力が足りんから慌てることになるのだ。</text:p>
      <text:p text:style-name="P10">I don’t think my daily routine has been up to it either, so I’ll have to speed through it all.</text:p>
      <text:p text:style-name="P6"/>
      <text:p text:style-name="P6">Aki Nanba</text:p>
      <text:p text:style-name="P6"/>
      <text:p text:style-name="P6"/>
      <text:p text:style-name="P6"/>
      <text:p text:style-name="P6">Rating Section</text:p>
      <text:p text:style-name="P10">(Soul 4:32)</text:p>
      <text:p text:style-name="P18"><text:span text:style-name="Default_20_Paragraph_20_Font"><text:span text:style-name="T8">は　</text:span></text:span><text:span text:style-name="Default_20_Paragraph_20_Font"><text:span text:style-name="T5">さすが次期死神は違う</text:span></text:span><text:span text:style-name="Default_20_Paragraph_20_Font"><text:span text:style-name="T6">え</text:span></text:span><text:span text:style-name="Default_20_Paragraph_20_Font"><text:span text:style-name="T5">。</text:span></text:span></text:p>
      <text:p text:style-name="P18"><text:span text:style-name="Default_20_Paragraph_20_Font"><text:span text:style-name="T6">そうだぜ　マカ</text:span></text:span><text:span text:style-name="Default_20_Paragraph_20_Font"><text:span text:style-name="T7"> </text:span></text:span><text:span text:style-name="Default_20_Paragraph_20_Font"><text:span text:style-name="T8">今からジタバタして仕方ねぇさ。なるようになるだぜ。</text:span></text:span></text:p>
      <text:p text:style-name="P10">Ha! The next Grim Reaper sure is something else!</text:p>
      <text:p text:style-name="P10">He’s right, Maka. All we can do now is struggle through it.</text:p>
      <text:p text:style-name="P10">Let nature take its course.</text:p>
      <text:p text:style-name="P10"/>
      <text:p text:style-name="P6">Rating Section Manager</text:p>
      <text:p text:style-name="P6">Masatsugu Hiramatsu</text:p>
      <text:p text:style-name="P6"/>
      <text:p text:style-name="P6"/>
      <text:p text:style-name="P6">Rating Advisor</text:p>
      <text:p text:style-name="P6">Sueko Okai</text:p>
      <text:p text:style-name="P6">Aya Terada</text:p>
      <text:p text:style-name="P6">Reiko Kondo</text:p>
      <text:p text:style-name="P6"/>
      <text:p text:style-name="P6"/>
      <text:p text:style-name="P6">Community and Service</text:p>
      <text:p text:style-name="P10">(Maka 4:41)</text:p>
      <text:p text:style-name="P14"><text:soft-page-break/>そういうソウルはどうなのよ。どうせそんなこと言って勉強サボる気でしょう。</text:p>
      <text:p text:style-name="P12">Speak for yourself, Soul! Saying things like that, you weren’t planning to study anyway, were you?</text:p>
      <text:p text:style-name="P18"/>
      <text:p text:style-name="P6">Manager</text:p>
      <text:p text:style-name="P6">Toshio Murouchi</text:p>
      <text:p text:style-name="P6"/>
      <text:p text:style-name="P6">Customer Service Manager</text:p>
      <text:p text:style-name="P6">Seisaku Takabayashi</text:p>
      <text:p text:style-name="P6"/>
      <text:p text:style-name="P6">Information Center Manager</text:p>
      <text:p text:style-name="P6">Ryuji Kudo</text:p>
      <text:p text:style-name="P10">(Soul 4:45)</text:p>
      <text:p text:style-name="P14">いって！耳をひっぱるな　マカ</text:p>
      <text:p text:style-name="P14">Ow! Stop pulling my ear, Maka!</text:p>
      <text:p text:style-name="P14"/>
      <text:p text:style-name="P2"><text:span text:style-name="Default_20_Paragraph_20_Font"><text:span text:style-name="T12">Back-end Support Staff</text:span></text:span></text:p>
      <text:p text:style-name="P6">Kazuhito Tabuchi</text:p>
      <text:p text:style-name="P6">Takefumi Kato</text:p>
      <text:p text:style-name="P6">Tatsuhiko Nozaki</text:p>
      <text:p text:style-name="P6">Atsumi Suda</text:p>
      <text:p text:style-name="P6">Natsuyo Takada</text:p>
      <text:p text:style-name="P6"/>
      <text:p text:style-name="P6">...and All Support Staff</text:p>
      <text:p text:style-name="P10">(Black Star 4:49)</text:p>
      <text:p text:style-name="P18"><text:span text:style-name="Default_20_Paragraph_20_Font"><text:span text:style-name="T6">きゃははは　ソウルざま見ろ</text:span></text:span><text:span text:style-name="Default_20_Paragraph_20_Font"><text:span text:style-name="T8">なぁ</text:span></text:span><text:span text:style-name="Default_20_Paragraph_20_Font"><text:span text:style-name="T6">！</text:span></text:span></text:p>
      <text:p text:style-name="P12">Hahaha, serves you right, Soul!</text:p>
      <text:p text:style-name="P7"/>
      <text:p text:style-name="P6">Promotion</text:p>
      <text:p text:style-name="P6"/>
      <text:p text:style-name="P6">Director of Advertisement</text:p>
      <text:p text:style-name="P6">Koji Taguchi</text:p>
      <text:p text:style-name="P6"/>
      <text:p text:style-name="P6">Advertisement Producer</text:p>
      <text:p text:style-name="P6">Shuichi Kobayashi</text:p>
      <text:p text:style-name="P10">(Soul 4:52)</text:p>
      <text:p text:style-name="P14">うるせえぞ、<text:bookmark-start text:name="_Hlk60681768"/>ブラック☆スター</text:p>
      <text:p text:style-name="P18"><text:span text:style-name="Default_20_Paragraph_20_Font"><text:span text:style-name="T8">Can it, </text:span></text:span><text:span text:style-name="Default_20_Paragraph_20_Font"><text:span text:style-name="T6">Black☆Star!</text:span></text:span></text:p>
      <text:p text:style-name="P6"><text:bookmark-end text:name="_Hlk60681768"/></text:p>
      <text:p text:style-name="P6">Chief of Advertisement</text:p>
      <text:p text:style-name="P6">Yukie Iwase</text:p>
      <text:p text:style-name="P10">(Black Star 4:54)</text:p>
      <text:p text:style-name="P14">なあ！？　上等だ　やるか？</text:p>
      <text:p text:style-name="P12">Huh!? You wanna go? Bring it on!</text:p>
      <text:p text:style-name="P6"/>
      <text:p text:style-name="P6">Advertisement Staff</text:p>
      <text:p text:style-name="P6">Kumi Sudo</text:p>
      <text:p text:style-name="P6">Miho Ohata</text:p>
      <text:p text:style-name="P6"><text:soft-page-break/></text:p>
      <text:p text:style-name="P10">(Tsubaki 4:57)</text:p>
      <text:p text:style-name="P18"><text:span text:style-name="Default_20_Paragraph_20_Font"><text:span text:style-name="T5">ブラック☆スター</text:span></text:span><text:span text:style-name="Default_20_Paragraph_20_Font"><text:span text:style-name="T6">も勉強しておかないとまた嫌いな追試よ。</text:span></text:span></text:p>
      <text:p text:style-name="P12">Black☆Star, if you don’t study, you’ll have to take another awful make-up test. </text:p>
      <text:p text:style-name="P14"/>
      <text:p text:style-name="P6">Toshiyuki Inoue</text:p>
      <text:p text:style-name="P6">Kumiko Ishida</text:p>
      <text:p text:style-name="P6">Hideki Yamamoto</text:p>
      <text:p text:style-name="P6">Munehiro Osawa</text:p>
      <text:p text:style-name="P6">Yuko Kono</text:p>
      <text:p text:style-name="P10">(Black Star 5:01)</text:p>
      <text:p text:style-name="P18"><text:span text:style-name="Default_20_Paragraph_20_Font"><text:span text:style-name="T6">な</text:span></text:span><text:span text:style-name="Default_20_Paragraph_20_Font"><text:span text:style-name="T8">ー</text:span></text:span></text:p>
      <text:p text:style-name="P12">Wha-!?</text:p>
      <text:p text:style-name="P6">Ayako Kawamoto</text:p>
      <text:p text:style-name="P6">Emiko Sato</text:p>
      <text:p text:style-name="P10">(Soul 5:01)</text:p>
      <text:p text:style-name="P18"><text:span text:style-name="Default_20_Paragraph_20_Font"><text:span text:style-name="T6">へへ、さま</text:span></text:span><text:span text:style-name="Default_20_Paragraph_20_Font"><text:span text:style-name="T8">。いや　いってよ、マカ</text:span></text:span></text:p>
      <text:p text:style-name="P12">Hehe, you get what you pay for.　Ack! That hurts, Maka!</text:p>
      <text:p text:style-name="P12"/>
      <text:p text:style-name="P6">Artwork</text:p>
      <text:p text:style-name="P6">Takashi Kamimura</text:p>
      <text:p text:style-name="P6">Naoki Oishi</text:p>
      <text:p text:style-name="P10">(Maka 5:04)</text:p>
      <text:p text:style-name="P18"><text:span text:style-name="Default_20_Paragraph_20_Font"><text:span text:style-name="T6">逃がさない</text:span></text:span><text:span text:style-name="Default_20_Paragraph_20_Font"><text:span text:style-name="T5">からね。</text:span></text:span><text:span text:style-name="Default_20_Paragraph_20_Font"><text:span text:style-name="T6">帰って勉強するよ。</text:span></text:span></text:p>
      <text:p text:style-name="P12">You’re not getting away. We’re going home and studying.</text:p>
      <text:p text:style-name="P12"/>
      <text:p text:style-name="P6">Web Coordinator</text:p>
      <text:p text:style-name="P6">Chiaki Yamauchi</text:p>
      <text:p text:style-name="P6"/>
      <text:p text:style-name="P6"/>
      <text:p text:style-name="P6"/>
      <text:p text:style-name="P6">Sales and Marketing</text:p>
      <text:p text:style-name="P10">(Soul 5:08)</text:p>
      <text:p text:style-name="P18"><text:span text:style-name="Default_20_Paragraph_20_Font"><text:span text:style-name="T6">マジかよ</text:span></text:span><text:span text:style-name="Default_20_Paragraph_20_Font"><text:span text:style-name="T8">?</text:span></text:span></text:p>
      <text:p text:style-name="P12">Seriously?</text:p>
      <text:p text:style-name="P6">Director of Sales</text:p>
      <text:p text:style-name="P6">Shinji Hashimoto</text:p>
      <text:p text:style-name="P6"/>
      <text:p text:style-name="P6">General Manager</text:p>
      <text:p text:style-name="P6">Tomoyoshi Osaki</text:p>
      <text:p text:style-name="P18"><text:span text:style-name="Default_20_Paragraph_20_Font"><text:span text:style-name="T5">(Kid 5:10)</text:span></text:span></text:p>
      <text:p text:style-name="P18"><text:span text:style-name="Default_20_Paragraph_20_Font"><text:span text:style-name="T6">まったく</text:span></text:span><text:span text:style-name="Default_20_Paragraph_20_Font"><text:span text:style-name="T8"> 騒がしいやつらだな。ん? リズとパティをどこに行くんの？</text:span></text:span></text:p>
      <text:p text:style-name="P12">リズ！ パティ！帰るぞ!</text:p>
      <text:p text:style-name="P12">They really are a noisy lot. Hm? Where did Liz and Patty go?</text:p>
      <text:p text:style-name="P12">Liz! Patty! Let’s go home!</text:p>
      <text:p text:style-name="P12"/>
      <text:p text:style-name="P6">Senior Manager</text:p>
      <text:p text:style-name="P6"><text:soft-page-break/>Satoshi Kashiwazaki</text:p>
      <text:p text:style-name="P6"/>
      <text:p text:style-name="P6">Manager</text:p>
      <text:p text:style-name="P6">Tsutomu Yamada</text:p>
      <text:p text:style-name="P6">Koji Takada</text:p>
      <text:p text:style-name="P6">Makoto Tsuda</text:p>
      <text:p text:style-name="P10"/>
      <text:p text:style-name="P10"/>
      <text:p text:style-name="P10">(Liz 5:20)</text:p>
      <text:p text:style-name="P14">こっち、こっち。</text:p>
      <text:p text:style-name="P12">Alright, come on.</text:p>
      <text:p text:style-name="P10"/>
      <text:p text:style-name="P6">Sales</text:p>
      <table:table table:name="Table19" table:style-name="Table19">
        <table:table-column table:style-name="Table19.A" table:number-columns-repeated="2"/>
        <table:table-row>
          <table:table-cell table:style-name="Table19.A1" office:value-type="string">
            <text:p text:style-name="P2"><text:span text:style-name="Default_20_Paragraph_20_Font"><text:span text:style-name="T2">山本</text:span></text:span><text:span text:style-name="Default_20_Paragraph_20_Font"><text:span text:style-name="T3"> </text:span></text:span><text:span text:style-name="Default_20_Paragraph_20_Font"><text:span text:style-name="T2">亜樹 Aki Yamamoto</text:span></text:span></text:p>
          </table:table-cell>
          <table:table-cell table:style-name="Table19.B1" office:value-type="string">
            <text:p text:style-name="P1">高橋 淳夫 Atsuo Takahashi</text:p>
          </table:table-cell>
        </table:table-row>
        <table:table-row>
          <table:table-cell table:style-name="Table19.A2" office:value-type="string">
            <text:p text:style-name="P1">大金 寛 Hiroshi Ogane</text:p>
          </table:table-cell>
          <table:table-cell table:style-name="Table19.B2" office:value-type="string">
            <text:p text:style-name="P1">草川 量雄 Kazuo Kusakawa</text:p>
          </table:table-cell>
        </table:table-row>
        <table:table-row>
          <table:table-cell table:style-name="Table19.A2" office:value-type="string">
            <text:p text:style-name="P1">高橋 啓輔 Keisuke Takahashi</text:p>
          </table:table-cell>
          <table:table-cell table:style-name="Table19.B2" office:value-type="string">
            <text:p text:style-name="P1">白杉 浩嗣 Koji Shirasugi</text:p>
          </table:table-cell>
        </table:table-row>
        <table:table-row>
          <table:table-cell table:style-name="Table19.A2" office:value-type="string">
            <text:p text:style-name="P1">瀬谷 京子 Kyoko Setani</text:p>
          </table:table-cell>
          <table:table-cell table:style-name="Table19.B2" office:value-type="string">
            <text:p text:style-name="P1">松本 昌洋 Masahiro Matsumoto</text:p>
          </table:table-cell>
        </table:table-row>
        <table:table-row>
          <table:table-cell table:style-name="Table19.A2" office:value-type="string">
            <text:p text:style-name="P1">矢野 雅揮 Masaki Yano</text:p>
          </table:table-cell>
          <table:table-cell table:style-name="Table19.B2" office:value-type="string">
            <text:p text:style-name="P2"><text:span text:style-name="Default_20_Paragraph_20_Font"><text:span text:style-name="T15">菊池 実 </text:span></text:span><text:span text:style-name="Default_20_Paragraph_20_Font"><text:span text:style-name="T17">Sane Kikuchi</text:span></text:span></text:p>
          </table:table-cell>
        </table:table-row>
        <table:table-row>
          <table:table-cell table:style-name="Table19.A2" office:value-type="string">
            <text:p text:style-name="P1">田島 龍馬 Ryoma Tajima</text:p>
          </table:table-cell>
          <table:table-cell table:style-name="Table19.B2" office:value-type="string">
            <text:p text:style-name="P1">葉原 さおり Saori Habara</text:p>
          </table:table-cell>
        </table:table-row>
        <table:table-row>
          <table:table-cell table:style-name="Table19.A2" office:value-type="string">
            <text:p text:style-name="P1">中村 真也 Shinya Nakamura</text:p>
          </table:table-cell>
          <table:table-cell table:style-name="Table19.B2" office:value-type="string">
            <text:p text:style-name="P1">橋本 俊一 Shunichi Hashimoto</text:p>
          </table:table-cell>
        </table:table-row>
        <table:table-row>
          <table:table-cell table:style-name="Table19.A2" office:value-type="string">
            <text:p text:style-name="P1">坪田 達彦 Tatsuhiko Tsubota</text:p>
          </table:table-cell>
          <table:table-cell table:style-name="Table19.B2" office:value-type="string">
            <text:p text:style-name="P1"><text:s/>岩倉知美 Tomomi Iwakura </text:p>
          </table:table-cell>
        </table:table-row>
        <table:table-row>
          <table:table-cell table:style-name="Table19.A2" office:value-type="string">
            <text:p text:style-name="P1">野村 俊秀 Toshihide Nomura</text:p>
          </table:table-cell>
          <table:table-cell table:style-name="Table19.B2" office:value-type="string">
            <text:p text:style-name="P1">原田 敏夫 Toshio Harada</text:p>
          </table:table-cell>
        </table:table-row>
        <table:table-row>
          <table:table-cell table:style-name="Table19.A2" office:value-type="string">
            <text:p text:style-name="P1">高橋 嘉之 Yoshiyuki Takahashi</text:p>
          </table:table-cell>
          <table:table-cell table:style-name="Table19.B2" office:value-type="string">
            <text:p text:style-name="P1">風呂 有賢 Yuken Furo</text:p>
          </table:table-cell>
        </table:table-row>
        <table:table-row>
          <table:table-cell table:style-name="Table19.A2" office:value-type="string">
            <text:p text:style-name="P2"><text:span text:style-name="Default_20_Paragraph_20_Font"><text:span text:style-name="T15">池田 奈美 </text:span></text:span><text:span text:style-name="Default_20_Paragraph_20_Font"><text:span text:style-name="T17">Nami Ikeda</text:span></text:span></text:p>
          </table:table-cell>
          <table:table-cell table:style-name="Table19.B2" office:value-type="string">
            <text:p text:style-name="P1">山田 啓貴 Yoshiki Yamada</text:p>
          </table:table-cell>
        </table:table-row>
        <table:table-row>
          <table:table-cell table:style-name="Table19.A2" office:value-type="string">
            <text:p text:style-name="P1">高野 亜由美 Ayumi Takano</text:p>
          </table:table-cell>
          <table:table-cell table:style-name="Table19.B2" office:value-type="string">
            <text:p text:style-name="P1"/>
          </table:table-cell>
        </table:table-row>
      </table:table>
      <text:p text:style-name="P10"/>
      <text:p text:style-name="P10">(Patty 5:23)</text:p>
      <text:p text:style-name="P18"><text:span text:style-name="Default_20_Paragraph_20_Font"><text:span text:style-name="T6">はい</text:span></text:span><text:span text:style-name="Default_20_Paragraph_20_Font"><text:span text:style-name="T8">! んじゃあ　みんな　バイ～</text:span></text:span></text:p>
      <text:p text:style-name="P12">Ookiee! Bye everyone~!</text:p>
      <text:p text:style-name="P12"/>
      <text:p text:style-name="P6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">松本 治子 Haruko Matsumoto</text:p>
          </table:table-cell>
          <table:table-cell table:style-name="Table20.B1" office:value-type="string">
            <text:p text:style-name="P2"><text:span text:style-name="Default_20_Paragraph_20_Font"><text:span text:style-name="T2">松木 仁美 Hitomi Matsuki</text:span></text:span></text:p>
          </table:table-cell>
        </table:table-row>
        <table:table-row>
          <table:table-cell table:style-name="Table20.A2" office:value-type="string">
            <text:p text:style-name="P2"><text:span text:style-name="Default_20_Paragraph_20_Font"><text:span text:style-name="T2">松村</text:span></text:span><text:span text:style-name="Default_20_Paragraph_20_Font"><text:span text:style-name="T3"> </text:span></text:span><text:span text:style-name="Default_20_Paragraph_20_Font"><text:span text:style-name="T2">香織 Kaori Matsumura</text:span></text:span></text:p>
          </table:table-cell>
          <table:table-cell table:style-name="Table20.B2" office:value-type="string">
            <text:p text:style-name="P2"><text:span text:style-name="Default_20_Paragraph_20_Font"><text:span text:style-name="T15">高橋 大 </text:span></text:span><text:span text:style-name="Default_20_Paragraph_20_Font"><text:span text:style-name="T17">Ogachi Takahashi</text:span></text:span></text:p>
          </table:table-cell>
        </table:table-row>
        <table:table-row>
          <table:table-cell table:style-name="Table20.A2" office:value-type="string">
            <text:p text:style-name="P1">大田 美恵子 Mieko Ota</text:p>
          </table:table-cell>
          <table:table-cell table:style-name="Table20.B2" office:value-type="string">
            <text:p text:style-name="P1">笠原 友子 Tomoko Kasahara</text:p>
          </table:table-cell>
        </table:table-row>
        <table:table-row>
          <table:table-cell table:style-name="Table20.A2" office:value-type="string">
            <text:p text:style-name="P1">土出 友美 Tomomi Tsuchide</text:p>
          </table:table-cell>
          <table:table-cell table:style-name="Table20.B2" office:value-type="string">
            <text:p text:style-name="P1">勝部 麻季人 Makito Katsube</text:p>
          </table:table-cell>
        </table:table-row>
        <table:table-row table:style-name="Table20.5">
          <table:table-cell table:style-name="Table20.A2" office:value-type="string">
            <text:p text:style-name="P2"><text:span text:style-name="Default_20_Paragraph_20_Font"><text:span text:style-name="T15">小柳 祐子 </text:span></text:span><text:span text:style-name="Default_20_Paragraph_20_Font"><text:span text:style-name="T17">Yuko Koyanagi</text:span></text:span></text:p>
          </table:table-cell>
          <table:table-cell table:style-name="Table20.B2" office:value-type="string">
            <text:p text:style-name="P2"><text:span text:style-name="Default_20_Paragraph_20_Font"><text:span text:style-name="T2">梅北</text:span></text:span><text:span text:style-name="Default_20_Paragraph_20_Font"><text:span text:style-name="T3"> </text:span></text:span><text:span text:style-name="Default_20_Paragraph_20_Font"><text:span text:style-name="T2">香代</text:span></text:span> <text:s/><text:span text:style-name="Default_20_Paragraph_20_Font"><text:span text:style-name="T2">Kayo Umekita</text:span></text:span></text:p>
          </table:table-cell>
        </table:table-row>
        <table:table-row>
          <table:table-cell table:style-name="Table20.A2" office:value-type="string">
            <text:p text:style-name="P2"><text:span text:style-name="Default_20_Paragraph_20_Font"><text:span text:style-name="T15">大原 一記 </text:span></text:span><text:span text:style-name="Default_20_Paragraph_20_Font"><text:span text:style-name="T17">Kazuki Ohara</text:span></text:span></text:p>
          </table:table-cell>
          <table:table-cell table:style-name="Table20.B2" office:value-type="string">
            <text:p text:style-name="P1">佐藤 真紀 Maki Sato</text:p>
          </table:table-cell>
        </table:table-row>
        <text:soft-page-break/>
        <table:table-row>
          <table:table-cell table:style-name="Table20.A2" office:value-type="string">
            <text:p text:style-name="P2"><text:span text:style-name="Default_20_Paragraph_20_Font"><text:span text:style-name="T15">田保 雅美 </text:span></text:span><text:span text:style-name="Default_20_Paragraph_20_Font"><text:span text:style-name="T17">Masami Tayasu</text:span></text:span></text:p>
          </table:table-cell>
          <table:table-cell table:style-name="Table20.B2" office:value-type="string">
            <text:p text:style-name="P2"><text:span text:style-name="Default_20_Paragraph_20_Font"><text:span text:style-name="T2">加藤</text:span></text:span><text:span text:style-name="Default_20_Paragraph_20_Font"><text:span text:style-name="T3"> </text:span></text:span><text:span text:style-name="Default_20_Paragraph_20_Font"><text:span text:style-name="T2">敏之 Toshiyuki Kato</text:span></text:span> </text:p>
          </table:table-cell>
        </table:table-row>
        <table:table-row>
          <table:table-cell table:style-name="Table20.A2" office:value-type="string">
            <text:p text:style-name="P2"><text:span text:style-name="Default_20_Paragraph_20_Font"><text:span text:style-name="T15">池谷</text:span></text:span><text:span text:style-name="Default_20_Paragraph_20_Font"><text:span text:style-name="T16"> </text:span></text:span><text:span text:style-name="Default_20_Paragraph_20_Font"><text:span text:style-name="T15">茜 </text:span></text:span><text:span text:style-name="Default_20_Paragraph_20_Font"><text:span text:style-name="T17">Akane Iketani</text:span></text:span></text:p>
          </table:table-cell>
          <table:table-cell table:style-name="Table20.B2" office:value-type="string">
            <text:p text:style-name="P1">永野 翔大 Shota Nagano </text:p>
          </table:table-cell>
        </table:table-row>
        <table:table-row>
          <table:table-cell table:style-name="Table20.A2" office:value-type="string">
            <text:p text:style-name="P2"><text:span text:style-name="Default_20_Paragraph_20_Font"><text:span text:style-name="T15">裴 在元 </text:span></text:span><text:span text:style-name="Default_20_Paragraph_20_Font"><text:span text:style-name="T17">Jae-won Bae</text:span></text:span></text:p>
          </table:table-cell>
          <table:table-cell table:style-name="Table20.B2" office:value-type="string">
            <text:p text:style-name="P1"/>
          </table:table-cell>
        </table:table-row>
      </table:table>
      <text:p text:style-name="P6"/>
      <text:p text:style-name="P10">(Tsubaki 5:26)</text:p>
      <text:p text:style-name="P18"><text:span text:style-name="Default_20_Paragraph_20_Font"><text:span text:style-name="T6">ブラック☆スター　帰りましょう？</text:span></text:span><text:span text:style-name="Default_20_Paragraph_20_Font"><text:span text:style-name="T8"> マカちゃん、ソウル君、さようなら。</text:span></text:span></text:p>
      <text:p text:style-name="P18"><text:span text:style-name="Default_20_Paragraph_20_Font"><text:span text:style-name="T8">Shall we go, </text:span></text:span><text:span text:style-name="Default_20_Paragraph_20_Font"><text:span text:style-name="T6">Black☆Star? See you later, Maka, Soul!</text:span></text:span></text:p>
      <text:p text:style-name="P16"/>
      <text:p text:style-name="P6">Special Thanks</text:p>
      <text:p text:style-name="P6"/>
      <text:p text:style-name="P6">Wataru Kato</text:p>
      <text:p text:style-name="P6">Hajime Kojima</text:p>
      <text:p text:style-name="P10">(Black Star 5:29)</text:p>
      <text:p text:style-name="P10">Alright!</text:p>
      <text:p text:style-name="P10">Let’s go home!</text:p>
      <text:p text:style-name="P10">Maka, Soul, later!</text:p>
      <text:p text:style-name="P10"/>
      <text:p text:style-name="P2"><text:span text:style-name="Default_20_Paragraph_20_Font"><text:span text:style-name="T12">Toshifumi Tojishiro(Synapse HLD Co., Ltd.)</text:span></text:span></text:p>
      <text:p text:style-name="P2"><text:span text:style-name="Default_20_Paragraph_20_Font"><text:span text:style-name="T12">Yoko Kato(Synapse HLD Co., Ltd.)</text:span></text:span></text:p>
      <text:p text:style-name="P2"><text:span text:style-name="Default_20_Paragraph_20_Font"><text:span text:style-name="T12">Yukihiko Kohno(Lansdale, Ltd.)</text:span></text:span></text:p>
      <text:p text:style-name="P2"><text:span text:style-name="Default_20_Paragraph_20_Font"><text:span text:style-name="T12">Taku Nishida(Lansdale, Ltd.)</text:span></text:span></text:p>
      <text:p text:style-name="P10">(Soul 5:35)</text:p>
      <text:p text:style-name="P10">Yeah.</text:p>
      <text:p text:style-name="P10">Later</text:p>
      <text:p text:style-name="P6"/>
      <text:p text:style-name="P10">(Maka 5:37)</text:p>
      <text:p text:style-name="P10">Hahaha</text:p>
      <text:p text:style-name="P10">Bye-bye everyone!</text:p>
      <text:p text:style-name="P10">See you tomorrow!</text:p>
      <text:p text:style-name="P6">Vice President</text:p>
      <text:p text:style-name="P6">Keiji Honda</text:p>
      <text:p text:style-name="P6"/>
      <text:p text:style-name="P6">President</text:p>
      <text:p text:style-name="P6">Yoichi Wada</text:p>
      <text:p text:style-name="P6"/>
      <text:p text:style-name="P6"/>
      <text:p text:style-name="P6"/>
      <text:p text:style-name="P6"/>
      <text:p text:style-name="P9">SQUARE ENIX</text:p>
      <text:p text:style-name="P10">(Spirit 5:47)</text:p>
      <text:p text:style-name="P10">Are you insane!?</text:p>
      <text:p text:style-name="P10">What the hell did you do, Stein!?</text:p>
      <text:p text:style-name="P10"/>
      <text:p text:style-name="P10">(Lord Death 5:51)</text:p>
      <text:p text:style-name="P18"><text:span text:style-name="Default_20_Paragraph_20_Font"><text:span text:style-name="T9">Well, that's it everybody</text:span></text:span><text:span text:style-name="Default_20_Paragraph_20_Font"><text:span text:style-name="T11">♪</text:span></text:span><text:span text:style-name="Default_20_Paragraph_20_Font"><text:span text:style-name="T9"> See ya next time!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S Mincho" svg:font-family="'MS Mincho'" style:font-family-generic="modern" style:font-pitch="fixed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Yu Mincho" svg:font-family="'Yu Mincho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ngXian" svg:font-family="DengXian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MS Mincho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MS Mincho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  <dc:title/>
    <meta:creation-date>2020-07-05T08:11:00Z</meta:creation-date>
    <dc:date>2021-01-05T07:32:17.318832202</dc:date>
    <meta:editing-cycles>33</meta:editing-cycles>
    <meta:editing-duration>PT9H44M41S</meta:editing-duration>
    <meta:document-statistic meta:table-count="20" meta:image-count="0" meta:object-count="0" meta:page-count="19" meta:paragraph-count="758" meta:word-count="3270" meta:character-count="13874" meta:non-whitespace-character-count="12472"/>
    <meta:template xlink:type="simple" xlink:actuate="onRequest" xlink:title="" xlink:href="Normal"/>
  </office:meta>
</office:document-meta>
</file>